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5C4" table:style-name="ta1">
        <table:shapes>
          <draw:frame draw:z-index="0" draw:style-name="gr1" draw:text-style-name="P1" svg:width="453.51pt" svg:height="255.09pt" svg:x="384.52pt" svg:y="9.61pt">
            <draw:object draw:notify-on-update-of-ranges="L5C4.B1:L5C4.B1 L5C4.B2:L5C4.B13 L5C4.D1:L5C4.D1 L5C4.D2:L5C4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Weight in Motion</text:p>
          </table:table-cell>
          <table:table-cell table:style-name="ce1" office:value-type="string" calcext:value-type="string">
            <text:p>Z (Motion)</text:p>
          </table:table-cell>
          <table:table-cell table:style-name="ce1" office:value-type="string" calcext:value-type="string">
            <text:p>Static Weight</text:p>
          </table:table-cell>
          <table:table-cell table:style-name="ce1" office:value-type="string" calcext:value-type="string">
            <text:p>Z (Static)</text:p>
          </table:table-cell>
          <table:table-cell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formula="of:=([.B2]-[.$B$14])/[.$B$15]" office:value-type="float" office:value="-1.34518634275926" calcext:value-type="float">
            <text:p>-1.34518634275926</text:p>
          </table:table-cell>
          <table:table-cell office:value-type="float" office:value="27.9" calcext:value-type="float">
            <text:p>27.9</text:p>
          </table:table-cell>
          <table:table-cell table:formula="of:=([.D2]-[.$D$14])/[.$D$15]" office:value-type="float" office:value="-1.09633662619143" calcext:value-type="float">
            <text:p>-1.09633662619143</text:p>
          </table:table-cell>
          <table:table-cell table:formula="of:=[.E2]*[.C2]" office:value-type="float" office:value="1.47477705661948" calcext:value-type="float">
            <text:p>1.47477705661948</text:p>
          </table:table-cell>
        </table:table-row>
        <table:table-row table:style-name="ro2">
          <table:table-cell/>
          <table:table-cell office:value-type="float" office:value="29.9" calcext:value-type="float">
            <text:p>29.9</text:p>
          </table:table-cell>
          <table:table-cell table:formula="of:=([.B3]-[.$B$14])/[.$B$15]" office:value-type="float" office:value="-0.783592044444064" calcext:value-type="float">
            <text:p>-0.783592044444064</text:p>
          </table:table-cell>
          <table:table-cell office:value-type="float" office:value="29.1" calcext:value-type="float">
            <text:p>29.1</text:p>
          </table:table-cell>
          <table:table-cell table:formula="of:=([.D3]-[.$D$14])/[.$D$15]" office:value-type="float" office:value="-0.919150908827161" calcext:value-type="float">
            <text:p>-0.919150908827161</text:p>
          </table:table-cell>
          <table:table-cell table:formula="of:=[.E3]*[.C3]" office:value-type="float" office:value="0.720239339800495" calcext:value-type="float">
            <text:p>0.720239339800495</text:p>
          </table:table-cell>
        </table:table-row>
        <table:table-row table:style-name="ro2">
          <table:table-cell/>
          <table:table-cell office:value-type="float" office:value="39.5" calcext:value-type="float">
            <text:p>39.5</text:p>
          </table:table-cell>
          <table:table-cell table:formula="of:=([.B4]-[.$B$14])/[.$B$15]" office:value-type="float" office:value="0.598793920639493" calcext:value-type="float">
            <text:p>0.598793920639493</text:p>
          </table:table-cell>
          <table:table-cell office:value-type="float" office:value="37.7" calcext:value-type="float">
            <text:p>37.7</text:p>
          </table:table-cell>
          <table:table-cell table:formula="of:=([.D4]-[.$D$14])/[.$D$15]" office:value-type="float" office:value="0.35068006561679" calcext:value-type="float">
            <text:p>0.35068006561679</text:p>
          </table:table-cell>
          <table:table-cell table:formula="of:=[.E4]*[.C4]" office:value-type="float" office:value="0.209985091380792" calcext:value-type="float">
            <text:p>0.209985091380792</text:p>
          </table:table-cell>
        </table:table-row>
        <table:table-row table:style-name="ro2">
          <table:table-cell/>
          <table:table-cell office:value-type="float" office:value="45.1" calcext:value-type="float">
            <text:p>45.1</text:p>
          </table:table-cell>
          <table:table-cell table:formula="of:=([.B5]-[.$B$14])/[.$B$15]" office:value-type="float" office:value="1.4051857336049" calcext:value-type="float">
            <text:p>1.4051857336049</text:p>
          </table:table-cell>
          <table:table-cell office:value-type="float" office:value="48.2" calcext:value-type="float">
            <text:p>48.2</text:p>
          </table:table-cell>
          <table:table-cell table:formula="of:=([.D5]-[.$D$14])/[.$D$15]" office:value-type="float" office:value="1.90105509255417" calcext:value-type="float">
            <text:p>1.90105509255417</text:p>
          </table:table-cell>
          <table:table-cell table:formula="of:=[.E5]*[.C5]" office:value-type="float" office:value="2.67133549485407" calcext:value-type="float">
            <text:p>2.67133549485407</text:p>
          </table:table-cell>
        </table:table-row>
        <table:table-row table:style-name="ro2">
          <table:table-cell/>
          <table:table-cell office:value-type="float" office:value="32.6" calcext:value-type="float">
            <text:p>32.6</text:p>
          </table:table-cell>
          <table:table-cell table:formula="of:=([.B6]-[.$B$14])/[.$B$15]" office:value-type="float" office:value="-0.394795991764313" calcext:value-type="float">
            <text:p>-0.394795991764313</text:p>
          </table:table-cell>
          <table:table-cell office:value-type="float" office:value="30.9" calcext:value-type="float">
            <text:p>30.9</text:p>
          </table:table-cell>
          <table:table-cell table:formula="of:=([.D6]-[.$D$14])/[.$D$15]" office:value-type="float" office:value="-0.653372332780753" calcext:value-type="float">
            <text:p>-0.653372332780753</text:p>
          </table:table-cell>
          <table:table-cell table:formula="of:=[.E6]*[.C6]" office:value-type="float" office:value="0.25794877811154" calcext:value-type="float">
            <text:p>0.25794877811154</text:p>
          </table:table-cell>
        </table:table-row>
        <table:table-row table:style-name="ro2">
          <table:table-cell/>
          <table:table-cell office:value-type="float" office:value="25.1" calcext:value-type="float">
            <text:p>25.1</text:p>
          </table:table-cell>
          <table:table-cell table:formula="of:=([.B7]-[.$B$14])/[.$B$15]" office:value-type="float" office:value="-1.47478502698584" calcext:value-type="float">
            <text:p>-1.47478502698584</text:p>
          </table:table-cell>
          <table:table-cell office:value-type="float" office:value="27" calcext:value-type="float">
            <text:p>27</text:p>
          </table:table-cell>
          <table:table-cell table:formula="of:=([.D7]-[.$D$14])/[.$D$15]" office:value-type="float" office:value="-1.22922591421464" calcext:value-type="float">
            <text:p>-1.22922591421464</text:p>
          </table:table-cell>
          <table:table-cell table:formula="of:=[.E7]*[.C7]" office:value-type="float" office:value="1.81284397306673" calcext:value-type="float">
            <text:p>1.81284397306673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formula="of:=([.B8]-[.$B$14])/[.$B$15]" office:value-type="float" office:value="-0.625193652611573" calcext:value-type="float">
            <text:p>-0.625193652611573</text:p>
          </table:table-cell>
          <table:table-cell office:value-type="float" office:value="30.6" calcext:value-type="float">
            <text:p>30.6</text:p>
          </table:table-cell>
          <table:table-cell table:formula="of:=([.D8]-[.$D$14])/[.$D$15]" office:value-type="float" office:value="-0.697668762121821" calcext:value-type="float">
            <text:p>-0.697668762121821</text:p>
          </table:table-cell>
          <table:table-cell table:formula="of:=[.E8]*[.C8]" office:value-type="float" office:value="0.436178081703936" calcext:value-type="float">
            <text:p>0.436178081703936</text:p>
          </table:table-cell>
        </table:table-row>
        <table:table-row table:style-name="ro2">
          <table:table-cell/>
          <table:table-cell office:value-type="float" office:value="35.6" calcext:value-type="float">
            <text:p>35.6</text:p>
          </table:table-cell>
          <table:table-cell table:formula="of:=([.B9]-[.$B$14])/[.$B$15]" office:value-type="float" office:value="0.0371996223242981" calcext:value-type="float">
            <text:p>0.037199622324298</text:p>
          </table:table-cell>
          <table:table-cell office:value-type="float" office:value="34.6" calcext:value-type="float">
            <text:p>34.6</text:p>
          </table:table-cell>
          <table:table-cell table:formula="of:=([.D9]-[.$D$14])/[.$D$15]" office:value-type="float" office:value="-0.107049704240914" calcext:value-type="float">
            <text:p>-0.107049704240914</text:p>
          </table:table-cell>
          <table:table-cell table:formula="of:=[.E9]*[.C9]" office:value-type="float" office:value="-0.00398220856768979" calcext:value-type="float">
            <text:p>-0.00398220856769</text:p>
          </table:table-cell>
        </table:table-row>
        <table:table-row table:style-name="ro2">
          <table:table-cell/>
          <table:table-cell office:value-type="float" office:value="40.2" calcext:value-type="float">
            <text:p>40.2</text:p>
          </table:table-cell>
          <table:table-cell table:formula="of:=([.B10]-[.$B$14])/[.$B$15]" office:value-type="float" office:value="0.699592897260169" calcext:value-type="float">
            <text:p>0.699592897260169</text:p>
          </table:table-cell>
          <table:table-cell office:value-type="float" office:value="42" calcext:value-type="float">
            <text:p>42</text:p>
          </table:table-cell>
          <table:table-cell table:formula="of:=([.D10]-[.$D$14])/[.$D$15]" office:value-type="float" office:value="0.985595552838765" calcext:value-type="float">
            <text:p>0.985595552838765</text:p>
          </table:table-cell>
          <table:table-cell table:formula="of:=[.E10]*[.C10]" office:value-type="float" office:value="0.68951564833721" calcext:value-type="float">
            <text:p>0.68951564833721</text:p>
          </table:table-cell>
        </table:table-row>
        <table:table-row table:style-name="ro2">
          <table:table-cell/>
          <table:table-cell office:value-type="float" office:value="36.2" calcext:value-type="float">
            <text:p>36.2</text:p>
          </table:table-cell>
          <table:table-cell table:formula="of:=([.B11]-[.$B$14])/[.$B$15]" office:value-type="float" office:value="0.123598745142021" calcext:value-type="float">
            <text:p>0.123598745142021</text:p>
          </table:table-cell>
          <table:table-cell office:value-type="float" office:value="34.5" calcext:value-type="float">
            <text:p>34.5</text:p>
          </table:table-cell>
          <table:table-cell table:formula="of:=([.D11]-[.$D$14])/[.$D$15]" office:value-type="float" office:value="-0.121815180687936" calcext:value-type="float">
            <text:p>-0.121815180687936</text:p>
          </table:table-cell>
          <table:table-cell table:formula="of:=[.E11]*[.C11]" office:value-type="float" office:value="-0.0150562034722774" calcext:value-type="float">
            <text:p>-0.015056203472278</text:p>
          </table:table-cell>
        </table:table-row>
        <table:table-row table:style-name="ro2">
          <table:table-cell/>
          <table:table-cell office:value-type="float" office:value="47.4" calcext:value-type="float">
            <text:p>47.4</text:p>
          </table:table-cell>
          <table:table-cell table:formula="of:=([.B12]-[.$B$14])/[.$B$15]" office:value-type="float" office:value="1.73638237107284" calcext:value-type="float">
            <text:p>1.73638237107284</text:p>
          </table:table-cell>
          <table:table-cell office:value-type="float" office:value="44.2" calcext:value-type="float">
            <text:p>44.2</text:p>
          </table:table-cell>
          <table:table-cell table:formula="of:=([.D12]-[.$D$14])/[.$D$15]" office:value-type="float" office:value="1.31043603467326" calcext:value-type="float">
            <text:p>1.31043603467326</text:p>
          </table:table-cell>
          <table:table-cell table:formula="of:=[.E12]*[.C12]" office:value-type="float" office:value="2.27541802902525" calcext:value-type="float">
            <text:p>2.27541802902525</text:p>
          </table:table-cell>
        </table:table-row>
        <table:table-row table:style-name="ro2">
          <table:table-cell/>
          <table:table-cell office:value-type="float" office:value="35.5" calcext:value-type="float">
            <text:p>35.5</text:p>
          </table:table-cell>
          <table:table-cell table:formula="of:=([.B13]-[.$B$14])/[.$B$15]" office:value-type="float" office:value="0.0227997685213441" calcext:value-type="float">
            <text:p>0.022799768521344</text:p>
          </table:table-cell>
          <table:table-cell office:value-type="float" office:value="37.2" calcext:value-type="float">
            <text:p>37.2</text:p>
          </table:table-cell>
          <table:table-cell table:formula="of:=([.D13]-[.$D$14])/[.$D$15]" office:value-type="float" office:value="0.276852683381676" calcext:value-type="float">
            <text:p>0.276852683381676</text:p>
          </table:table-cell>
          <table:table-cell table:formula="of:=[.E13]*[.C13]" office:value-type="float" office:value="0.0063121770956152" calcext:value-type="float">
            <text:p>0.006312177095615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table:style-name="Default" table:formula="of:=AVERAGE([.B2:.B13])" office:value-type="float" office:value="35.3416666666667" calcext:value-type="float">
            <text:p>35.3416666666667</text:p>
          </table:table-cell>
          <table:table-cell table:style-name="Default"/>
          <table:table-cell table:style-name="Default" table:formula="of:=AVERAGE([.D2:.D13])" office:value-type="float" office:value="35.325" calcext:value-type="float">
            <text:p>35.325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Std Dev</text:p>
          </table:table-cell>
          <table:table-cell table:style-name="Default" table:formula="of:=STDEV([.B2:.B13])" office:value-type="float" office:value="6.94451494913704" calcext:value-type="float">
            <text:p>6.94451494913704</text:p>
          </table:table-cell>
          <table:table-cell table:style-name="Default"/>
          <table:table-cell table:style-name="Default" table:formula="of:=STDEV([.D2:.D13])" office:value-type="float" office:value="6.77255490933813" calcext:value-type="float">
            <text:p>6.77255490933813</text:p>
          </table:table-cell>
          <table:table-cell table:style-name="ce3" office:value-type="string" calcext:value-type="string">
            <text:p>R=</text:p>
          </table:table-cell>
          <table:table-cell table:style-name="ce4" table:formula="of:=SUM([.F2:.F13])/(COUNT([.F2:.F13])-1)" office:value-type="float" office:value="0.957774114359559" calcext:value-type="float">
            <text:p>0.957774114359559</text:p>
          </table:table-cell>
        </table:table-row>
        <table:table-row table:style-name="ro2" table:number-rows-repeated="5"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table:style-name="Default" office:value-type="string" calcext:value-type="string">
            <text:p>R^2</text:p>
          </table:table-cell>
          <table:table-cell table:style-name="Default" office:value-type="float" office:value="0.917331254" calcext:value-type="float">
            <text:p>0.917331254</text:p>
          </table:table-cell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 office:value-type="string" calcext:value-type="string">
            <text:p>R</text:p>
          </table:table-cell>
          <table:table-cell table:style-name="Default" table:formula="of:=SQRT([.C21])" office:value-type="float" office:value="0.957774114287915" calcext:value-type="float">
            <text:p>0.957774114287915</text:p>
          </table:table-cell>
          <table:table-cell table:style-name="Default" table:number-columns-repeated="2"/>
          <table:table-cell/>
        </table:table-row>
      </table:table>
      <table:table table:name="L5Exam2A" table:style-name="ta1">
        <table:shapes>
          <draw:frame draw:z-index="0" draw:style-name="gr1" draw:text-style-name="P1" svg:width="581.47pt" svg:height="335.4pt" svg:x="388.66pt" svg:y="19.59pt">
            <draw:object draw:notify-on-update-of-ranges="L5Exam2A.B1:L5Exam2A.B1 L5Exam2A.B2:L5Exam2A.B40 L5Exam2A.D1:L5Exam2A.D1 L5Exam2A.D2:L5Exam2A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ce2"/>
        <table:table-row table:style-name="ro2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INTERNET</text:p>
          </table:table-cell>
          <table:table-cell table:style-name="ce1" office:value-type="string" calcext:value-type="string">
            <text:p>Z (Internet)</text:p>
          </table:table-cell>
          <table:table-cell table:style-name="ce1" office:value-type="string" calcext:value-type="string">
            <text:p>GDP</text:p>
          </table:table-cell>
          <table:table-cell table:style-name="ce1" office:value-type="string" calcext:value-type="string">
            <text:p>Z(GDP)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CELLULAR</text:p>
          </table:table-cell>
          <table:table-cell table:style-name="ce1" office:value-type="string" calcext:value-type="string">
            <text:p>FERTILITY</text:p>
          </table:table-cell>
          <table:table-cell table:style-name="ce1" office:value-type="string" calcext:value-type="string">
            <text:p>LITERACY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0.65" calcext:value-type="float">
            <text:p>0.65</text:p>
          </table:table-cell>
          <table:table-cell table:formula="of:=([.B2]-[.B$42])/[.B$43]" office:value-type="float" office:value="-1.10952627685183" calcext:value-type="float">
            <text:p>-1.10952627685183</text:p>
          </table:table-cell>
          <table:table-cell office:value-type="float" office:value="6.09" calcext:value-type="float">
            <text:p>6.09</text:p>
          </table:table-cell>
          <table:table-cell table:formula="of:=([.D2]-[.D$42])/[.D$43]" office:value-type="float" office:value="-0.934529689391359" calcext:value-type="float">
            <text:p>-0.934529689391359</text:p>
          </table:table-cell>
          <table:table-cell table:formula="of:=[.E2]*[.C2]" office:value-type="float" office:value="1.03688524687789" calcext:value-type="float">
            <text:p>1.03688524687789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58.3" calcext:value-type="float">
            <text:p>58.3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10.08" calcext:value-type="float">
            <text:p>10.08</text:p>
          </table:table-cell>
          <table:table-cell table:formula="of:=([.B3]-[.B$42])/[.B$43]" office:value-type="float" office:value="-0.598888711043049" calcext:value-type="float">
            <text:p>-0.598888711043049</text:p>
          </table:table-cell>
          <table:table-cell office:value-type="float" office:value="11.32" calcext:value-type="float">
            <text:p>11.32</text:p>
          </table:table-cell>
          <table:table-cell table:formula="of:=([.D3]-[.D$42])/[.D$43]" office:value-type="float" office:value="-0.440999873620561" calcext:value-type="float">
            <text:p>-0.440999873620561</text:p>
          </table:table-cell>
          <table:table-cell table:formula="of:=[.E3]*[.C3]" office:value-type="float" office:value="0.264109845882765" calcext:value-type="float">
            <text:p>0.264109845882765</text:p>
          </table:table-cell>
          <table:table-cell office:value-type="float" office:value="3.8" calcext:value-type="float">
            <text:p>3.8</text:p>
          </table:table-cell>
          <table:table-cell office:value-type="float" office:value="19.3" calcext:value-type="float">
            <text:p>19.3</text:p>
          </table:table-cell>
          <table:table-cell office:value-type="float" office:value="2.4" calcext:value-type="float">
            <text:p>2.4</text:p>
          </table:table-cell>
          <table:table-cell office:value-type="float" office:value="96.9" calcext:value-type="float">
            <text:p>96.9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37.14" calcext:value-type="float">
            <text:p>37.14</text:p>
          </table:table-cell>
          <table:table-cell table:formula="of:=([.B4]-[.B$42])/[.B$43]" office:value-type="float" office:value="0.866419086495195" calcext:value-type="float">
            <text:p>0.866419086495195</text:p>
          </table:table-cell>
          <table:table-cell office:value-type="float" office:value="25.37" calcext:value-type="float">
            <text:p>25.37</text:p>
          </table:table-cell>
          <table:table-cell table:formula="of:=([.D4]-[.D$42])/[.D$43]" office:value-type="float" office:value="0.884830702207301" calcext:value-type="float">
            <text:p>0.884830702207301</text:p>
          </table:table-cell>
          <table:table-cell table:formula="of:=[.E4]*[.C4]" office:value-type="float" office:value="0.766634208709352" calcext:value-type="float">
            <text:p>0.766634208709352</text:p>
          </table:table-cell>
          <table:table-cell office:value-type="float" office:value="18.2" calcext:value-type="float">
            <text:p>18.2</text:p>
          </table:table-cell>
          <table:table-cell office:value-type="float" office:value="57.4" calcext:value-type="float">
            <text:p>57.4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38.7" calcext:value-type="float">
            <text:p>38.7</text:p>
          </table:table-cell>
          <table:table-cell table:formula="of:=([.B5]-[.B$42])/[.B$43]" office:value-type="float" office:value="0.950893593670349" calcext:value-type="float">
            <text:p>0.950893593670349</text:p>
          </table:table-cell>
          <table:table-cell office:value-type="float" office:value="26.73" calcext:value-type="float">
            <text:p>26.73</text:p>
          </table:table-cell>
          <table:table-cell table:formula="of:=([.D5]-[.D$42])/[.D$43]" office:value-type="float" office:value="1.01316732734082" calcext:value-type="float">
            <text:p>1.01316732734082</text:p>
          </table:table-cell>
          <table:table-cell table:formula="of:=[.E5]*[.C5]" office:value-type="float" office:value="0.963414320884492" calcext:value-type="float">
            <text:p>0.963414320884492</text:p>
          </table:table-cell>
          <table:table-cell office:value-type="float" office:value="7.6" calcext:value-type="float">
            <text:p>7.6</text:p>
          </table:table-cell>
          <table:table-cell office:value-type="float" office:value="81.7" calcext:value-type="float">
            <text:p>81.7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31.04" calcext:value-type="float">
            <text:p>31.04</text:p>
          </table:table-cell>
          <table:table-cell table:formula="of:=([.B6]-[.B$42])/[.B$43]" office:value-type="float" office:value="0.536102103310299" calcext:value-type="float">
            <text:p>0.536102103310299</text:p>
          </table:table-cell>
          <table:table-cell office:value-type="float" office:value="25.52" calcext:value-type="float">
            <text:p>25.52</text:p>
          </table:table-cell>
          <table:table-cell table:formula="of:=([.D6]-[.D$42])/[.D$43]" office:value-type="float" office:value="0.898985477038203" calcext:value-type="float">
            <text:p>0.898985477038203</text:p>
          </table:table-cell>
          <table:table-cell table:formula="of:=[.E6]*[.C6]" office:value-type="float" office:value="0.481948005085593" calcext:value-type="float">
            <text:p>0.481948005085593</text:p>
          </table:table-cell>
          <table:table-cell office:value-type="float" office:value="10.2" calcext:value-type="float">
            <text:p>10.2</text:p>
          </table:table-cell>
          <table:table-cell office:value-type="float" office:value="74.7" calcext:value-type="float">
            <text:p>74.7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4.66" calcext:value-type="float">
            <text:p>4.66</text:p>
          </table:table-cell>
          <table:table-cell table:formula="of:=([.B7]-[.B$42])/[.B$43]" office:value-type="float" office:value="-0.892383473151596" calcext:value-type="float">
            <text:p>-0.892383473151596</text:p>
          </table:table-cell>
          <table:table-cell office:value-type="float" office:value="7.36" calcext:value-type="float">
            <text:p>7.36</text:p>
          </table:table-cell>
          <table:table-cell table:formula="of:=([.D7]-[.D$42])/[.D$43]" office:value-type="float" office:value="-0.814685929156385" calcext:value-type="float">
            <text:p>-0.814685929156385</text:p>
          </table:table-cell>
          <table:table-cell table:formula="of:=[.E7]*[.C7]" office:value-type="float" office:value="0.727012258988309" calcext:value-type="float">
            <text:p>0.727012258988309</text:p>
          </table:table-cell>
          <table:table-cell office:value-type="float" office:value="1.8" calcext:value-type="float">
            <text:p>1.8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87.2" calcext:value-type="float">
            <text:p>87.2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46.66" calcext:value-type="float">
            <text:p>46.66</text:p>
          </table:table-cell>
          <table:table-cell table:formula="of:=([.B8]-[.B$42])/[.B$43]" office:value-type="float" office:value="1.38193018156408" calcext:value-type="float">
            <text:p>1.38193018156408</text:p>
          </table:table-cell>
          <table:table-cell office:value-type="float" office:value="27.13" calcext:value-type="float">
            <text:p>27.13</text:p>
          </table:table-cell>
          <table:table-cell table:formula="of:=([.D8]-[.D$42])/[.D$43]" office:value-type="float" office:value="1.05091339355656" calcext:value-type="float">
            <text:p>1.05091339355656</text:p>
          </table:table-cell>
          <table:table-cell table:formula="of:=[.E8]*[.C8]" office:value-type="float" office:value="1.45228893676574" calcext:value-type="float">
            <text:p>1.45228893676574</text:p>
          </table:table-cell>
          <table:table-cell office:value-type="float" office:value="14.4" calcext:value-type="float">
            <text:p>14.4</text:p>
          </table:table-cell>
          <table:table-cell office:value-type="float" office:value="36.2" calcext:value-type="float">
            <text:p>36.2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20.14" calcext:value-type="float">
            <text:p>20.14</text:p>
          </table:table-cell>
          <table:table-cell table:formula="of:=([.B9]-[.B$42])/[.B$43]" office:value-type="float" office:value="-0.0541364404135314" calcext:value-type="float">
            <text:p>-0.054136440413531</text:p>
          </table:table-cell>
          <table:table-cell office:value-type="float" office:value="9.19" calcext:value-type="float">
            <text:p>9.19</text:p>
          </table:table-cell>
          <table:table-cell table:formula="of:=([.D9]-[.D$42])/[.D$43]" office:value-type="float" office:value="-0.641997676219375" calcext:value-type="float">
            <text:p>-0.641997676219375</text:p>
          </table:table-cell>
          <table:table-cell table:formula="of:=[.E9]*[.C9]" office:value-type="float" office:value="0.0347554689442758" calcext:value-type="float">
            <text:p>0.034755468944276</text:p>
          </table:table-cell>
          <table:table-cell office:value-type="float" office:value="4.2" calcext:value-type="float">
            <text:p>4.2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float" office:value="95.7" calcext:value-type="float">
            <text:p>95.7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2.57" calcext:value-type="float">
            <text:p>2.57</text:p>
          </table:table-cell>
          <table:table-cell table:formula="of:=([.B10]-[.B$42])/[.B$43]" office:value-type="float" office:value="-1.00555765263626" calcext:value-type="float">
            <text:p>-1.00555765263626</text:p>
          </table:table-cell>
          <table:table-cell office:value-type="float" office:value="4.02" calcext:value-type="float">
            <text:p>4.02</text:p>
          </table:table-cell>
          <table:table-cell table:formula="of:=([.D10]-[.D$42])/[.D$43]" office:value-type="float" office:value="-1.12986558205781" calcext:value-type="float">
            <text:p>-1.12986558205781</text:p>
          </table:table-cell>
          <table:table-cell table:formula="of:=[.E10]*[.C10]" office:value-type="float" office:value="1.13614498248855" calcext:value-type="float">
            <text:p>1.13614498248855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.8</text:p>
          </table:table-cell>
          <table:table-cell office:value-type="float" office:value="78.7" calcext:value-type="float">
            <text:p>78.7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42.95" calcext:value-type="float">
            <text:p>42.95</text:p>
          </table:table-cell>
          <table:table-cell table:formula="of:=([.B11]-[.B$42])/[.B$43]" office:value-type="float" office:value="1.18103247539753" calcext:value-type="float">
            <text:p>1.18103247539753</text:p>
          </table:table-cell>
          <table:table-cell office:value-type="float" office:value="29" calcext:value-type="float">
            <text:p>29</text:p>
          </table:table-cell>
          <table:table-cell table:formula="of:=([.D11]-[.D$42])/[.D$43]" office:value-type="float" office:value="1.22737625311514" calcext:value-type="float">
            <text:p>1.22737625311514</text:p>
          </table:table-cell>
          <table:table-cell table:formula="of:=[.E11]*[.C11]" office:value-type="float" office:value="1.44957121446072" calcext:value-type="float">
            <text:p>1.44957121446072</text:p>
          </table:table-cell>
          <table:table-cell office:value-type="float" office:value="9.3" calcext:value-type="float">
            <text:p>9.3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float" office:value="0.93" calcext:value-type="float">
            <text:p>0.93</text:p>
          </table:table-cell>
          <table:table-cell table:formula="of:=([.B12]-[.B$42])/[.B$43]" office:value-type="float" office:value="-1.09436418582039" calcext:value-type="float">
            <text:p>-1.09436418582039</text:p>
          </table:table-cell>
          <table:table-cell office:value-type="float" office:value="3.52" calcext:value-type="float">
            <text:p>3.52</text:p>
          </table:table-cell>
          <table:table-cell table:formula="of:=([.D12]-[.D$42])/[.D$43]" office:value-type="float" office:value="-1.17704816482749" calcext:value-type="float">
            <text:p>-1.17704816482749</text:p>
          </table:table-cell>
          <table:table-cell table:formula="of:=[.E12]*[.C12]" office:value-type="float" office:value="1.28811935657282" calcext:value-type="float">
            <text:p>1.28811935657282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44.8" calcext:value-type="float">
            <text:p>44.8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43.03" calcext:value-type="float">
            <text:p>43.03</text:p>
          </table:table-cell>
          <table:table-cell table:formula="of:=([.B13]-[.B$42])/[.B$43]" office:value-type="float" office:value="1.18536450140651" calcext:value-type="float">
            <text:p>1.18536450140651</text:p>
          </table:table-cell>
          <table:table-cell office:value-type="float" office:value="24.43" calcext:value-type="float">
            <text:p>24.43</text:p>
          </table:table-cell>
          <table:table-cell table:formula="of:=([.D13]-[.D$42])/[.D$43]" office:value-type="float" office:value="0.796127446600312" calcext:value-type="float">
            <text:p>0.796127446600312</text:p>
          </table:table-cell>
          <table:table-cell table:formula="of:=[.E13]*[.C13]" office:value-type="float" office:value="0.94370121379542" calcext:value-type="float">
            <text:p>0.94370121379542</text:p>
          </table:table-cell>
          <table:table-cell office:value-type="float" office:value="11.3" calcext:value-type="float">
            <text:p>11.3</text:p>
          </table:table-cell>
          <table:table-cell office:value-type="float" office:value="80.4" calcext:value-type="float">
            <text:p>80.4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26.38" calcext:value-type="float">
            <text:p>26.38</text:p>
          </table:table-cell>
          <table:table-cell table:formula="of:=([.B14]-[.B$42])/[.B$43]" office:value-type="float" office:value="0.283761588287083" calcext:value-type="float">
            <text:p>0.283761588287083</text:p>
          </table:table-cell>
          <table:table-cell office:value-type="float" office:value="23.99" calcext:value-type="float">
            <text:p>23.99</text:p>
          </table:table-cell>
          <table:table-cell table:formula="of:=([.D14]-[.D$42])/[.D$43]" office:value-type="float" office:value="0.754606773762998" calcext:value-type="float">
            <text:p>0.754606773762998</text:p>
          </table:table-cell>
          <table:table-cell table:formula="of:=[.E14]*[.C14]" office:value-type="float" office:value="0.21412841665518" calcext:value-type="float">
            <text:p>0.21412841665518</text:p>
          </table:table-cell>
          <table:table-cell office:value-type="float" office:value="6.1" calcext:value-type="float">
            <text:p>6.1</text:p>
          </table:table-cell>
          <table:table-cell office:value-type="float" office:value="60.5" calcext:value-type="float">
            <text:p>60.5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37.36" calcext:value-type="float">
            <text:p>37.36</text:p>
          </table:table-cell>
          <table:table-cell table:formula="of:=([.B15]-[.B$42])/[.B$43]" office:value-type="float" office:value="0.878332158019896" calcext:value-type="float">
            <text:p>0.878332158019896</text:p>
          </table:table-cell>
          <table:table-cell office:value-type="float" office:value="25.35" calcext:value-type="float">
            <text:p>25.35</text:p>
          </table:table-cell>
          <table:table-cell table:formula="of:=([.D15]-[.D$42])/[.D$43]" office:value-type="float" office:value="0.882943398896514" calcext:value-type="float">
            <text:p>0.882943398896514</text:p>
          </table:table-cell>
          <table:table-cell table:formula="of:=[.E15]*[.C15]" office:value-type="float" office:value="0.775517580962197" calcext:value-type="float">
            <text:p>0.775517580962197</text:p>
          </table:table-cell>
          <table:table-cell office:value-type="float" office:value="9.7" calcext:value-type="float">
            <text:p>9.7</text:p>
          </table:table-cell>
          <table:table-cell office:value-type="float" office:value="68.2" calcext:value-type="float">
            <text:p>68.2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13.21" calcext:value-type="float">
            <text:p>13.21</text:p>
          </table:table-cell>
          <table:table-cell table:formula="of:=([.B16]-[.B$42])/[.B$43]" office:value-type="float" office:value="-0.429398193441618" calcext:value-type="float">
            <text:p>-0.429398193441618</text:p>
          </table:table-cell>
          <table:table-cell office:value-type="float" office:value="17.44" calcext:value-type="float">
            <text:p>17.44</text:p>
          </table:table-cell>
          <table:table-cell table:formula="of:=([.D16]-[.D$42])/[.D$43]" office:value-type="float" office:value="0.136514939480259" calcext:value-type="float">
            <text:p>0.136514939480259</text:p>
          </table:table-cell>
          <table:table-cell table:formula="of:=[.E16]*[.C16]" office:value-type="float" office:value="-0.058619268390615" calcext:value-type="float">
            <text:p>-0.058619268390615</text:p>
          </table:table-cell>
          <table:table-cell office:value-type="float" office:value="8.2" calcext:value-type="float">
            <text:p>8.2</text:p>
          </table:table-cell>
          <table:table-cell office:value-type="float" office:value="75.1" calcext:value-type="float">
            <text:p>75.1</text:p>
          </table:table-cell>
          <table:table-cell office:value-type="float" office:value="1.3" calcext:value-type="float">
            <text:p>1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0.68" calcext:value-type="float">
            <text:p>0.68</text:p>
          </table:table-cell>
          <table:table-cell table:formula="of:=([.B17]-[.B$42])/[.B$43]" office:value-type="float" office:value="-1.10790176709846" calcext:value-type="float">
            <text:p>-1.10790176709846</text:p>
          </table:table-cell>
          <table:table-cell office:value-type="float" office:value="2.84" calcext:value-type="float">
            <text:p>2.84</text:p>
          </table:table-cell>
          <table:table-cell table:formula="of:=([.D17]-[.D$42])/[.D$43]" office:value-type="float" office:value="-1.24121647739425" calcext:value-type="float">
            <text:p>-1.24121647739425</text:p>
          </table:table-cell>
          <table:table-cell table:formula="of:=[.E17]*[.C17]" office:value-type="float" office:value="1.37514592865681" calcext:value-type="float">
            <text:p>1.37514592865681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46.4" calcext:value-type="float">
            <text:p>46.4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 office:value-type="float" office:value="1.56" calcext:value-type="float">
            <text:p>1.56</text:p>
          </table:table-cell>
          <table:table-cell table:formula="of:=([.B18]-[.B$42])/[.B$43]" office:value-type="float" office:value="-1.06024948099966" calcext:value-type="float">
            <text:p>-1.06024948099966</text:p>
          </table:table-cell>
          <table:table-cell office:value-type="float" office:value="6" calcext:value-type="float">
            <text:p>6</text:p>
          </table:table-cell>
          <table:table-cell table:formula="of:=([.D18]-[.D$42])/[.D$43]" office:value-type="float" office:value="-0.9430225542899" calcext:value-type="float">
            <text:p>-0.9430225542899</text:p>
          </table:table-cell>
          <table:table-cell table:formula="of:=[.E18]*[.C18]" office:value-type="float" office:value="0.999839173756838" calcext:value-type="float">
            <text:p>0.999839173756838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70.2" calcext:value-type="float">
            <text:p>70.2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float" office:value="23.31" calcext:value-type="float">
            <text:p>23.31</text:p>
          </table:table-cell>
          <table:table-cell table:formula="of:=([.B19]-[.B$42])/[.B$43]" office:value-type="float" office:value="0.11752009019239" calcext:value-type="float">
            <text:p>0.11752009019239</text:p>
          </table:table-cell>
          <table:table-cell office:value-type="float" office:value="32.41" calcext:value-type="float">
            <text:p>32.41</text:p>
          </table:table-cell>
          <table:table-cell table:formula="of:=([.D19]-[.D$42])/[.D$43]" office:value-type="float" office:value="1.54916146760432" calcext:value-type="float">
            <text:p>1.54916146760432</text:p>
          </table:table-cell>
          <table:table-cell table:formula="of:=[.E19]*[.C19]" office:value-type="float" office:value="0.182057595395435" calcext:value-type="float">
            <text:p>0.182057595395435</text:p>
          </table:table-cell>
          <table:table-cell office:value-type="float" office:value="10.8" calcext:value-type="float">
            <text:p>10.8</text:p>
          </table:table-cell>
          <table:table-cell office:value-type="float" office:value="77.4" calcext:value-type="float">
            <text:p>77.4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float" office:value="27.66" calcext:value-type="float">
            <text:p>27.66</text:p>
          </table:table-cell>
          <table:table-cell table:formula="of:=([.B20]-[.B$42])/[.B$43]" office:value-type="float" office:value="0.353074004430799" calcext:value-type="float">
            <text:p>0.353074004430799</text:p>
          </table:table-cell>
          <table:table-cell office:value-type="float" office:value="19.79" calcext:value-type="float">
            <text:p>19.79</text:p>
          </table:table-cell>
          <table:table-cell table:formula="of:=([.D20]-[.D$42])/[.D$43]" office:value-type="float" office:value="0.35827307849773" calcext:value-type="float">
            <text:p>0.35827307849773</text:p>
          </table:table-cell>
          <table:table-cell table:formula="of:=[.E20]*[.C20]" office:value-type="float" office:value="0.126496910504944" calcext:value-type="float">
            <text:p>0.126496910504944</text:p>
          </table:table-cell>
          <table:table-cell office:value-type="float" office:value="10" calcext:value-type="float">
            <text:p>10</text:p>
          </table:table-cell>
          <table:table-cell office:value-type="float" office:value="90.7" calcext:value-type="float">
            <text:p>90.7</text:p>
          </table:table-cell>
          <table:table-cell office:value-type="float" office:value="2.7" calcext:value-type="float">
            <text:p>2.7</text:p>
          </table:table-cell>
          <table:table-cell office:value-type="float" office:value="93.1" calcext:value-type="float">
            <text:p>93.1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38.42" calcext:value-type="float">
            <text:p>38.42</text:p>
          </table:table-cell>
          <table:table-cell table:formula="of:=([.B21]-[.B$42])/[.B$43]" office:value-type="float" office:value="0.935731502638911" calcext:value-type="float">
            <text:p>0.935731502638911</text:p>
          </table:table-cell>
          <table:table-cell office:value-type="float" office:value="25.13" calcext:value-type="float">
            <text:p>25.13</text:p>
          </table:table-cell>
          <table:table-cell table:formula="of:=([.D21]-[.D$42])/[.D$43]" office:value-type="float" office:value="0.862183062477857" calcext:value-type="float">
            <text:p>0.862183062477857</text:p>
          </table:table-cell>
          <table:table-cell table:formula="of:=[.E21]*[.C21]" office:value-type="float" office:value="0.806771852602223" calcext:value-type="float">
            <text:p>0.806771852602223</text:p>
          </table:table-cell>
          <table:table-cell office:value-type="float" office:value="9.1" calcext:value-type="float">
            <text:p>9.1</text:p>
          </table:table-cell>
          <table:table-cell office:value-type="float" office:value="58.8" calcext:value-type="float">
            <text:p>58.8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float" office:value="27.31" calcext:value-type="float">
            <text:p>27.31</text:p>
          </table:table-cell>
          <table:table-cell table:formula="of:=([.B22]-[.B$42])/[.B$43]" office:value-type="float" office:value="0.334121390641502" calcext:value-type="float">
            <text:p>0.334121390641502</text:p>
          </table:table-cell>
          <table:table-cell office:value-type="float" office:value="8.75" calcext:value-type="float">
            <text:p>8.75</text:p>
          </table:table-cell>
          <table:table-cell table:formula="of:=([.D22]-[.D$42])/[.D$43]" office:value-type="float" office:value="-0.683518349056689" calcext:value-type="float">
            <text:p>-0.683518349056689</text:p>
          </table:table-cell>
          <table:table-cell table:formula="of:=[.E22]*[.C22]" office:value-type="float" office:value="-0.228378101315805" calcext:value-type="float">
            <text:p>-0.228378101315805</text:p>
          </table:table-cell>
          <table:table-cell office:value-type="float" office:value="5.4" calcext:value-type="float">
            <text:p>5.4</text:p>
          </table:table-cell>
          <table:table-cell office:value-type="float" office:value="31.4" calcext:value-type="float">
            <text:p>31.4</text:p>
          </table:table-cell>
          <table:table-cell office:value-type="float" office:value="2.9" calcext:value-type="float">
            <text:p>2.9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3.62" calcext:value-type="float">
            <text:p>3.62</text:p>
          </table:table-cell>
          <table:table-cell table:formula="of:=([.B23]-[.B$42])/[.B$43]" office:value-type="float" office:value="-0.948699811268365" calcext:value-type="float">
            <text:p>-0.948699811268365</text:p>
          </table:table-cell>
          <table:table-cell office:value-type="float" office:value="8.43" calcext:value-type="float">
            <text:p>8.43</text:p>
          </table:table-cell>
          <table:table-cell table:formula="of:=([.D23]-[.D$42])/[.D$43]" office:value-type="float" office:value="-0.713715202029281" calcext:value-type="float">
            <text:p>-0.713715202029281</text:p>
          </table:table-cell>
          <table:table-cell table:formula="of:=[.E23]*[.C23]" office:value-type="float" office:value="0.677101477464541" calcext:value-type="float">
            <text:p>0.677101477464541</text:p>
          </table:table-cell>
          <table:table-cell office:value-type="float" office:value="3.9" calcext:value-type="float">
            <text:p>3.9</text:p>
          </table:table-cell>
          <table:table-cell office:value-type="float" office:value="21.7" calcext:value-type="float">
            <text:p>21.7</text:p>
          </table:table-cell>
          <table:table-cell office:value-type="float" office:value="2.5" calcext:value-type="float">
            <text:p>2.5</text:p>
          </table:table-cell>
          <table:table-cell office:value-type="float" office:value="89.5" calcext:value-type="float">
            <text:p>89.5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49.05" calcext:value-type="float">
            <text:p>49.05</text:p>
          </table:table-cell>
          <table:table-cell table:formula="of:=([.B24]-[.B$42])/[.B$43]" office:value-type="float" office:value="1.51134945858243" calcext:value-type="float">
            <text:p>1.51134945858243</text:p>
          </table:table-cell>
          <table:table-cell office:value-type="float" office:value="27.19" calcext:value-type="float">
            <text:p>27.19</text:p>
          </table:table-cell>
          <table:table-cell table:formula="of:=([.D24]-[.D$42])/[.D$43]" office:value-type="float" office:value="1.05657530348892" calcext:value-type="float">
            <text:p>1.05657530348892</text:p>
          </table:table-cell>
          <table:table-cell table:formula="of:=[.E24]*[.C24]" office:value-type="float" office:value="1.59685451287954" calcext:value-type="float">
            <text:p>1.59685451287954</text:p>
          </table:table-cell>
          <table:table-cell office:value-type="float" office:value="8.5" calcext:value-type="float">
            <text:p>8.5</text:p>
          </table:table-cell>
          <table:table-cell office:value-type="float" office:value="76.7" calcext:value-type="float">
            <text:p>76.7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46.12" calcext:value-type="float">
            <text:p>46.12</text:p>
          </table:table-cell>
          <table:table-cell table:formula="of:=([.B25]-[.B$42])/[.B$43]" office:value-type="float" office:value="1.35268900600345" calcext:value-type="float">
            <text:p>1.35268900600345</text:p>
          </table:table-cell>
          <table:table-cell office:value-type="float" office:value="19.16" calcext:value-type="float">
            <text:p>19.16</text:p>
          </table:table-cell>
          <table:table-cell table:formula="of:=([.D25]-[.D$42])/[.D$43]" office:value-type="float" office:value="0.29882302420794" calcext:value-type="float">
            <text:p>0.29882302420794</text:p>
          </table:table-cell>
          <table:table-cell table:formula="of:=[.E25]*[.C25]" office:value-type="float" office:value="0.404214619586784" calcext:value-type="float">
            <text:p>0.404214619586784</text:p>
          </table:table-cell>
          <table:table-cell office:value-type="float" office:value="8.1" calcext:value-type="float">
            <text:p>8.1</text:p>
          </table:table-cell>
          <table:table-cell office:value-type="float" office:value="59.9" calcext:value-type="float">
            <text:p>59.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0.1" calcext:value-type="float">
            <text:p>0.1</text:p>
          </table:table-cell>
          <table:table-cell table:formula="of:=([.B26]-[.B$42])/[.B$43]" office:value-type="float" office:value="-1.13930895566358" calcext:value-type="float">
            <text:p>-1.13930895566358</text:p>
          </table:table-cell>
          <table:table-cell office:value-type="float" office:value="0.85" calcext:value-type="float">
            <text:p>0.85</text:p>
          </table:table-cell>
          <table:table-cell table:formula="of:=([.D26]-[.D$42])/[.D$43]" office:value-type="float" office:value="-1.42900315681755" calcext:value-type="float">
            <text:p>-1.42900315681755</text:p>
          </table:table-cell>
          <table:table-cell table:formula="of:=[.E26]*[.C26]" office:value-type="float" office:value="1.62807609423377" calcext:value-type="float">
            <text:p>1.6280760942337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5.4" calcext:value-type="float">
            <text:p>5.4</text:p>
          </table:table-cell>
          <table:table-cell office:value-type="float" office:value="57.7" calcext:value-type="float">
            <text:p>57.7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46.38" calcext:value-type="float">
            <text:p>46.38</text:p>
          </table:table-cell>
          <table:table-cell table:formula="of:=([.B27]-[.B$42])/[.B$43]" office:value-type="float" office:value="1.36676809053264" calcext:value-type="float">
            <text:p>1.36676809053264</text:p>
          </table:table-cell>
          <table:table-cell office:value-type="float" office:value="29.62" calcext:value-type="float">
            <text:p>29.62</text:p>
          </table:table-cell>
          <table:table-cell table:formula="of:=([.D27]-[.D$42])/[.D$43]" office:value-type="float" office:value="1.28588265574954" calcext:value-type="float">
            <text:p>1.28588265574954</text:p>
          </table:table-cell>
          <table:table-cell table:formula="of:=[.E27]*[.C27]" office:value-type="float" office:value="1.75750338204784" calcext:value-type="float">
            <text:p>1.75750338204784</text:p>
          </table:table-cell>
          <table:table-cell office:value-type="float" office:value="8.7" calcext:value-type="float">
            <text:p>8.7</text:p>
          </table:table-cell>
          <table:table-cell office:value-type="float" office:value="81.5" calcext:value-type="float">
            <text:p>81.5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float" office:value="0.34" calcext:value-type="float">
            <text:p>0.34</text:p>
          </table:table-cell>
          <table:table-cell table:formula="of:=([.B28]-[.B$42])/[.B$43]" office:value-type="float" office:value="-1.12631287763664" calcext:value-type="float">
            <text:p>-1.12631287763664</text:p>
          </table:table-cell>
          <table:table-cell office:value-type="float" office:value="1.89" calcext:value-type="float">
            <text:p>1.89</text:p>
          </table:table-cell>
          <table:table-cell table:formula="of:=([.D28]-[.D$42])/[.D$43]" office:value-type="float" office:value="-1.33086338465663" calcext:value-type="float">
            <text:p>-1.33086338465663</text:p>
          </table:table-cell>
          <table:table-cell table:formula="of:=[.E28]*[.C28]" office:value-type="float" office:value="1.49896856851384" calcext:value-type="float">
            <text:p>1.49896856851384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5.1" calcext:value-type="float">
            <text:p>5.1</text:p>
          </table:table-cell>
          <table:table-cell office:value-type="float" office:value="28.8" calcext:value-type="float">
            <text:p>28.8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float" office:value="2.56" calcext:value-type="float">
            <text:p>2.56</text:p>
          </table:table-cell>
          <table:table-cell table:formula="of:=([.B29]-[.B$42])/[.B$43]" office:value-type="float" office:value="-1.00609915588738" calcext:value-type="float">
            <text:p>-1.00609915588738</text:p>
          </table:table-cell>
          <table:table-cell office:value-type="float" office:value="3.84" calcext:value-type="float">
            <text:p>3.84</text:p>
          </table:table-cell>
          <table:table-cell table:formula="of:=([.D29]-[.D$42])/[.D$43]" office:value-type="float" office:value="-1.1468513118549" calcext:value-type="float">
            <text:p>-1.1468513118549</text:p>
          </table:table-cell>
          <table:table-cell table:formula="of:=[.E29]*[.C29]" office:value-type="float" office:value="1.15384613678554" calcext:value-type="float">
            <text:p>1.1538461367855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.2" calcext:value-type="float">
            <text:p>3.2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2.93" calcext:value-type="float">
            <text:p>2.93</text:p>
          </table:table-cell>
          <table:table-cell table:formula="of:=([.B30]-[.B$42])/[.B$43]" office:value-type="float" office:value="-0.986063535595836" calcext:value-type="float">
            <text:p>-0.986063535595836</text:p>
          </table:table-cell>
          <table:table-cell office:value-type="float" office:value="7.1" calcext:value-type="float">
            <text:p>7.1</text:p>
          </table:table-cell>
          <table:table-cell table:formula="of:=([.D30]-[.D$42])/[.D$43]" office:value-type="float" office:value="-0.839220872196616" calcext:value-type="float">
            <text:p>-0.839220872196616</text:p>
          </table:table-cell>
          <table:table-cell table:formula="of:=[.E30]*[.C30]" office:value-type="float" office:value="0.827525100384017" calcext:value-type="float">
            <text:p>0.827525100384017</text:p>
          </table:table-cell>
          <table:table-cell office:value-type="float" office:value="9.8" calcext:value-type="float">
            <text:p>9.8</text:p>
          </table:table-cell>
          <table:table-cell office:value-type="float" office:value="5.3" calcext:value-type="float">
            <text:p>5.3</text:p>
          </table:table-cell>
          <table:table-cell office:value-type="float" office:value="1.1" calcext:value-type="float">
            <text:p>1.1</text:p>
          </table:table-cell>
          <table:table-cell office:value-type="float" office:value="99.4" calcext:value-type="float">
            <text:p>99.4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float" office:value="1.34" calcext:value-type="float">
            <text:p>1.34</text:p>
          </table:table-cell>
          <table:table-cell table:formula="of:=([.B31]-[.B$42])/[.B$43]" office:value-type="float" office:value="-1.07216255252436" calcext:value-type="float">
            <text:p>-1.07216255252436</text:p>
          </table:table-cell>
          <table:table-cell office:value-type="float" office:value="13.33" calcext:value-type="float">
            <text:p>13.33</text:p>
          </table:table-cell>
          <table:table-cell table:formula="of:=([.D31]-[.D$42])/[.D$43]" office:value-type="float" office:value="-0.251325890886468" calcext:value-type="float">
            <text:p>-0.251325890886468</text:p>
          </table:table-cell>
          <table:table-cell table:formula="of:=[.E31]*[.C31]" office:value-type="float" office:value="0.269462208688294" calcext:value-type="float">
            <text:p>0.269462208688294</text:p>
          </table:table-cell>
          <table:table-cell office:value-type="float" office:value="11.7" calcext:value-type="float">
            <text:p>11.7</text:p>
          </table:table-cell>
          <table:table-cell office:value-type="float" office:value="11.3" calcext:value-type="float">
            <text:p>11.3</text:p>
          </table:table-cell>
          <table:table-cell office:value-type="float" office:value="4.5" calcext:value-type="float">
            <text:p>4.5</text:p>
          </table:table-cell>
          <table:table-cell office:value-type="float" office:value="68.2" calcext:value-type="float">
            <text:p>68.2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6.49" calcext:value-type="float">
            <text:p>6.49</text:p>
          </table:table-cell>
          <table:table-cell table:formula="of:=([.B32]-[.B$42])/[.B$43]" office:value-type="float" office:value="-0.793288378196127" calcext:value-type="float">
            <text:p>-0.793288378196127</text:p>
          </table:table-cell>
          <table:table-cell office:value-type="float" office:value="11.29" calcext:value-type="float">
            <text:p>11.29</text:p>
          </table:table-cell>
          <table:table-cell table:formula="of:=([.D32]-[.D$42])/[.D$43]" office:value-type="float" office:value="-0.443830828586741" calcext:value-type="float">
            <text:p>-0.443830828586741</text:p>
          </table:table-cell>
          <table:table-cell table:formula="of:=[.E32]*[.C32]" office:value-type="float" office:value="0.352085838203019" calcext:value-type="float">
            <text:p>0.352085838203019</text:p>
          </table:table-cell>
          <table:table-cell office:value-type="float" office:value="7.9" calcext:value-type="float">
            <text:p>7.9</text:p>
          </table:table-cell>
          <table:table-cell office:value-type="float" office:value="24.2" calcext:value-type="float">
            <text:p>24.2</text:p>
          </table:table-cell>
          <table:table-cell office:value-type="float" office:value="2.6" calcext:value-type="float">
            <text:p>2.6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18.27" calcext:value-type="float">
            <text:p>18.27</text:p>
          </table:table-cell>
          <table:table-cell table:formula="of:=([.B33]-[.B$42])/[.B$43]" office:value-type="float" office:value="-0.155397548373491" calcext:value-type="float">
            <text:p>-0.155397548373491</text:p>
          </table:table-cell>
          <table:table-cell office:value-type="float" office:value="20.15" calcext:value-type="float">
            <text:p>20.15</text:p>
          </table:table-cell>
          <table:table-cell table:formula="of:=([.D33]-[.D$42])/[.D$43]" office:value-type="float" office:value="0.392244538091896" calcext:value-type="float">
            <text:p>0.392244538091896</text:p>
          </table:table-cell>
          <table:table-cell table:formula="of:=[.E33]*[.C33]" office:value-type="float" office:value="-0.0609538395823732" calcext:value-type="float">
            <text:p>-0.060953839582373</text:p>
          </table:table-cell>
          <table:table-cell office:value-type="float" office:value="6.8" calcext:value-type="float">
            <text:p>6.8</text:p>
          </table:table-cell>
          <table:table-cell office:value-type="float" office:value="73.4" calcext:value-type="float">
            <text:p>73.4</text:p>
          </table:table-cell>
          <table:table-cell office:value-type="float" office:value="1.2" calcext:value-type="float">
            <text:p>1.2</text:p>
          </table:table-cell>
          <table:table-cell office:value-type="float" office:value="96.9" calcext:value-type="float">
            <text:p>96.9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51.63" calcext:value-type="float">
            <text:p>51.63</text:p>
          </table:table-cell>
          <table:table-cell table:formula="of:=([.B34]-[.B$42])/[.B$43]" office:value-type="float" office:value="1.6510572973721" calcext:value-type="float">
            <text:p>1.6510572973721</text:p>
          </table:table-cell>
          <table:table-cell office:value-type="float" office:value="24.18" calcext:value-type="float">
            <text:p>24.18</text:p>
          </table:table-cell>
          <table:table-cell table:formula="of:=([.D34]-[.D$42])/[.D$43]" office:value-type="float" office:value="0.772536155215475" calcext:value-type="float">
            <text:p>0.772536155215475</text:p>
          </table:table-cell>
          <table:table-cell table:formula="of:=[.E34]*[.C34]" office:value-type="float" office:value="1.2755014565523" calcext:value-type="float">
            <text:p>1.2755014565523</text:p>
          </table:table-cell>
          <table:table-cell office:value-type="float" office:value="5.3" calcext:value-type="float">
            <text:p>5.3</text:p>
          </table:table-cell>
          <table:table-cell office:value-type="float" office:value="79" calcext:value-type="float">
            <text:p>79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30.7" calcext:value-type="float">
            <text:p>30.7</text:p>
          </table:table-cell>
          <table:table-cell table:formula="of:=([.B35]-[.B$42])/[.B$43]" office:value-type="float" office:value="0.517690992772125" calcext:value-type="float">
            <text:p>0.517690992772125</text:p>
          </table:table-cell>
          <table:table-cell office:value-type="float" office:value="28.1" calcext:value-type="float">
            <text:p>28.1</text:p>
          </table:table-cell>
          <table:table-cell table:formula="of:=([.D35]-[.D$42])/[.D$43]" office:value-type="float" office:value="1.14244760412973" calcext:value-type="float">
            <text:p>1.14244760412973</text:p>
          </table:table-cell>
          <table:table-cell table:formula="of:=[.E35]*[.C35]" office:value-type="float" office:value="0.591434834372053" calcext:value-type="float">
            <text:p>0.591434834372053</text:p>
          </table:table-cell>
          <table:table-cell office:value-type="float" office:value="5.7" calcext:value-type="float">
            <text:p>5.7</text:p>
          </table:table-cell>
          <table:table-cell office:value-type="float" office:value="72.8" calcext:value-type="float">
            <text:p>72.8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6.04" calcext:value-type="float">
            <text:p>6.04</text:p>
          </table:table-cell>
          <table:table-cell table:formula="of:=([.B36]-[.B$42])/[.B$43]" office:value-type="float" office:value="-0.817656024496652" calcext:value-type="float">
            <text:p>-0.817656024496652</text:p>
          </table:table-cell>
          <table:table-cell office:value-type="float" office:value="5.89" calcext:value-type="float">
            <text:p>5.89</text:p>
          </table:table-cell>
          <table:table-cell table:formula="of:=([.D36]-[.D$42])/[.D$43]" office:value-type="float" office:value="-0.953402722499229" calcext:value-type="float">
            <text:p>-0.953402722499229</text:p>
          </table:table-cell>
          <table:table-cell table:formula="of:=[.E36]*[.C36]" office:value-type="float" office:value="0.779555479823004" calcext:value-type="float">
            <text:p>0.779555479823004</text:p>
          </table:table-cell>
          <table:table-cell office:value-type="float" office:value="3.1" calcext:value-type="float">
            <text:p>3.1</text:p>
          </table:table-cell>
          <table:table-cell office:value-type="float" office:value="29.5" calcext:value-type="float">
            <text:p>29.5</text:p>
          </table:table-cell>
          <table:table-cell office:value-type="float" office:value="2.4" calcext:value-type="float">
            <text:p>2.4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32.96" calcext:value-type="float">
            <text:p>32.96</text:p>
          </table:table-cell>
          <table:table-cell table:formula="of:=([.B37]-[.B$42])/[.B$43]" office:value-type="float" office:value="0.640070727525873" calcext:value-type="float">
            <text:p>0.640070727525873</text:p>
          </table:table-cell>
          <table:table-cell office:value-type="float" office:value="24.16" calcext:value-type="float">
            <text:p>24.16</text:p>
          </table:table-cell>
          <table:table-cell table:formula="of:=([.D37]-[.D$42])/[.D$43]" office:value-type="float" office:value="0.770648851904688" calcext:value-type="float">
            <text:p>0.770648851904688</text:p>
          </table:table-cell>
          <table:table-cell table:formula="of:=[.E37]*[.C37]" office:value-type="float" office:value="0.493269771305612" calcext:value-type="float">
            <text:p>0.493269771305612</text:p>
          </table:table-cell>
          <table:table-cell office:value-type="float" office:value="9.2" calcext:value-type="float">
            <text:p>9.2</text:p>
          </table:table-cell>
          <table:table-cell office:value-type="float" office:value="77" calcext:value-type="float">
            <text:p>77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float" office:value="50.15" calcext:value-type="float">
            <text:p>50.15</text:p>
          </table:table-cell>
          <table:table-cell table:formula="of:=([.B38]-[.B$42])/[.B$43]" office:value-type="float" office:value="1.57091481620593" calcext:value-type="float">
            <text:p>1.57091481620593</text:p>
          </table:table-cell>
          <table:table-cell office:value-type="float" office:value="34.32" calcext:value-type="float">
            <text:p>34.32</text:p>
          </table:table-cell>
          <table:table-cell table:formula="of:=([.D38]-[.D$42])/[.D$43]" office:value-type="float" office:value="1.72939893378448" calcext:value-type="float">
            <text:p>1.72939893378448</text:p>
          </table:table-cell>
          <table:table-cell table:formula="of:=[.E38]*[.C38]" office:value-type="float" office:value="2.71673840821278" calcext:value-type="float">
            <text:p>2.71673840821278</text:p>
          </table:table-cell>
          <table:table-cell office:value-type="float" office:value="19.7" calcext:value-type="float">
            <text:p>19.7</text:p>
          </table:table-cell>
          <table:table-cell office:value-type="float" office:value="45.1" calcext:value-type="float">
            <text:p>45.1</text:p>
          </table:table-cell>
          <table:table-cell office:value-type="float" office:value="2.1" calcext:value-type="float">
            <text:p>2.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 office:value-type="float" office:value="1.24" calcext:value-type="float">
            <text:p>1.24</text:p>
          </table:table-cell>
          <table:table-cell table:formula="of:=([.B39]-[.B$42])/[.B$43]" office:value-type="float" office:value="-1.07757758503559" calcext:value-type="float">
            <text:p>-1.07757758503559</text:p>
          </table:table-cell>
          <table:table-cell office:value-type="float" office:value="2.07" calcext:value-type="float">
            <text:p>2.07</text:p>
          </table:table-cell>
          <table:table-cell table:formula="of:=([.D39]-[.D$42])/[.D$43]" office:value-type="float" office:value="-1.31387765485954" calcext:value-type="float">
            <text:p>-1.31387765485954</text:p>
          </table:table-cell>
          <table:table-cell table:formula="of:=[.E39]*[.C39]" office:value-type="float" office:value="1.41580511035577" calcext:value-type="float">
            <text:p>1.41580511035577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office:value-type="float" office:value="90.9" calcext:value-type="float">
            <text:p>90.9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float" office:value="0.09" calcext:value-type="float">
            <text:p>0.09</text:p>
          </table:table-cell>
          <table:table-cell table:formula="of:=([.B40]-[.B$42])/[.B$43]" office:value-type="float" office:value="-1.13985045891471" calcext:value-type="float">
            <text:p>-1.13985045891471</text:p>
          </table:table-cell>
          <table:table-cell office:value-type="float" office:value="0.79" calcext:value-type="float">
            <text:p>0.79</text:p>
          </table:table-cell>
          <table:table-cell table:formula="of:=([.D40]-[.D$42])/[.D$43]" office:value-type="float" office:value="-1.43466506674991" calcext:value-type="float">
            <text:p>-1.43466506674991</text:p>
          </table:table-cell>
          <table:table-cell table:formula="of:=[.E40]*[.C40]" office:value-type="float" office:value="1.63530363472378" calcext:value-type="float">
            <text:p>1.63530363472378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26.9" calcext:value-type="float">
            <text:p>26.9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Default" office:value-type="string" calcext:value-type="string">
            <text:p>Mean</text:p>
          </table:table-cell>
          <table:table-cell table:style-name="Default" table:formula="of:=AVERAGE([.B2:.B40])" office:value-type="float" office:value="21.1397435897436" calcext:value-type="float">
            <text:p>21.1397435897436</text:p>
          </table:table-cell>
          <table:table-cell table:style-name="Default"/>
          <table:table-cell table:style-name="Default" table:formula="of:=AVERAGE([.D2:.D40])" office:value-type="float" office:value="15.9933333333333" calcext:value-type="float">
            <text:p>15.9933333333333</text:p>
          </table:table-cell>
          <table:table-cell table:style-name="ce5" office:value-type="string" calcext:value-type="string">
            <text:p>R=</text:p>
          </table:table-cell>
          <table:table-cell table:style-name="Default" table:formula="of:=SUM([.F2:.F40])/(COUNT([.F2:.F40])-1)" office:value-type="float" office:value="0.888153630074559" calcext:value-type="float">
            <text:p>0.888153630074559</text:p>
          </table:table-cell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Std Dev</text:p>
          </table:table-cell>
          <table:table-cell table:style-name="Default" table:formula="of:=STDEV([.B2:.B40])" office:value-type="float" office:value="18.4671098082338" calcext:value-type="float">
            <text:p>18.4671098082338</text:p>
          </table:table-cell>
          <table:table-cell table:style-name="Default"/>
          <table:table-cell table:style-name="Default" table:formula="of:=STDEV([.D2:.D40])" office:value-type="float" office:value="10.5971307768544" calcext:value-type="float">
            <text:p>10.5971307768544</text:p>
          </table:table-cell>
          <table:table-cell table:style-name="ce5" office:value-type="string" calcext:value-type="string">
            <text:p>R^2=</text:p>
          </table:table-cell>
          <table:table-cell table:style-name="Default" table:formula="of:=[.F42]*[.F42]" office:value-type="float" office:value="0.788816870614616" calcext:value-type="float">
            <text:p>0.788816870614616</text:p>
          </table:table-cell>
          <table:table-cell table:style-name="Default" table:number-columns-repeated="4"/>
        </table:table-row>
      </table:table>
      <table:table table:name="L5Exam2B" table:style-name="ta1">
        <table:shapes>
          <draw:frame draw:z-index="0" draw:style-name="gr1" draw:text-style-name="P1" svg:width="588.47pt" svg:height="425.4pt" svg:x="405.86pt" svg:y="9.04pt">
            <draw:object draw:notify-on-update-of-ranges="L5Exam2B.A1:L5Exam2B.A1 L5Exam2B.A2:L5Exam2B.A36 L5Exam2B.B1:L5Exam2B.B1 L5Exam2B.B2:L5Exam2B.B36 L5Exam2B.A1:L5Exam2B.A1 L5Exam2B.A2:L5Exam2B.A36 L5Exam2B.C1:L5Exam2B.C1 L5Exam2B.C2:L5Exam2B.C36 L5Exam2B.A1:L5Exam2B.A1 L5Exam2B.A2:L5Exam2B.A36 L5Exam2B.D1:L5Exam2B.D1 L5Exam2B.D2:L5Exam2B.D36 L5Exam2B.A1:L5Exam2B.A1 L5Exam2B.A2:L5Exam2B.A36 L5Exam2B.E1:L5Exam2B.E1 L5Exam2B.E2:L5Exam2B.E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ce2"/>
        <table:table-row table:style-name="ro3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reast Cancer Incidence Rate</text:p>
          </table:table-cell>
          <table:table-cell table:style-name="ce1" office:value-type="string" calcext:value-type="string">
            <text:p>Breast Cancer Mortality Rate</text:p>
          </table:table-cell>
          <table:table-cell table:style-name="ce1" office:value-type="string" calcext:value-type="string">
            <text:p>Lung Cancer Incidence Rate</text:p>
          </table:table-cell>
          <table:table-cell table:style-name="ce1" office:value-type="string" calcext:value-type="string">
            <text:p>Lung Cancer Mortality Rate</text:p>
          </table:table-cell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float" office:value="105.0784" calcext:value-type="float">
            <text:p>105.0784</text:p>
          </table:table-cell>
          <table:table-cell office:value-type="float" office:value="31.4483" calcext:value-type="float">
            <text:p>31.4483</text:p>
          </table:table-cell>
          <table:table-cell office:value-type="float" office:value="24.5343" calcext:value-type="float">
            <text:p>24.5343</text:p>
          </table:table-cell>
          <table:table-cell office:value-type="float" office:value="17.5632" calcext:value-type="float">
            <text:p>17.5632</text:p>
          </table:table-cell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float" office:value="101.9046" calcext:value-type="float">
            <text:p>101.9046</text:p>
          </table:table-cell>
          <table:table-cell office:value-type="float" office:value="31.804" calcext:value-type="float">
            <text:p>31.804</text:p>
          </table:table-cell>
          <table:table-cell office:value-type="float" office:value="27.3114" calcext:value-type="float">
            <text:p>27.3114</text:p>
          </table:table-cell>
          <table:table-cell office:value-type="float" office:value="18.97" calcext:value-type="float">
            <text:p>18.97</text:p>
          </table:table-cell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float" office:value="100.8312" calcext:value-type="float">
            <text:p>100.8312</text:p>
          </table:table-cell>
          <table:table-cell office:value-type="float" office:value="32.4813" calcext:value-type="float">
            <text:p>32.4813</text:p>
          </table:table-cell>
          <table:table-cell office:value-type="float" office:value="28.3179" calcext:value-type="float">
            <text:p>28.3179</text:p>
          </table:table-cell>
          <table:table-cell office:value-type="float" office:value="20.0113" calcext:value-type="float">
            <text:p>20.0113</text:p>
          </table:table-cell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100.6413" calcext:value-type="float">
            <text:p>100.6413</text:p>
          </table:table-cell>
          <table:table-cell office:value-type="float" office:value="31.7345" calcext:value-type="float">
            <text:p>31.7345</text:p>
          </table:table-cell>
          <table:table-cell office:value-type="float" office:value="29.6526" calcext:value-type="float">
            <text:p>29.6526</text:p>
          </table:table-cell>
          <table:table-cell office:value-type="float" office:value="21.4004" calcext:value-type="float">
            <text:p>21.4004</text:p>
          </table:table-cell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102.1457" calcext:value-type="float">
            <text:p>102.1457</text:p>
          </table:table-cell>
          <table:table-cell office:value-type="float" office:value="31.2139" calcext:value-type="float">
            <text:p>31.2139</text:p>
          </table:table-cell>
          <table:table-cell office:value-type="float" office:value="31.59" calcext:value-type="float">
            <text:p>31.59</text:p>
          </table:table-cell>
          <table:table-cell office:value-type="float" office:value="22.3199" calcext:value-type="float">
            <text:p>22.3199</text:p>
          </table:table-cell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102.2598" calcext:value-type="float">
            <text:p>102.2598</text:p>
          </table:table-cell>
          <table:table-cell office:value-type="float" office:value="31.6848" calcext:value-type="float">
            <text:p>31.6848</text:p>
          </table:table-cell>
          <table:table-cell office:value-type="float" office:value="32.2185" calcext:value-type="float">
            <text:p>32.2185</text:p>
          </table:table-cell>
          <table:table-cell office:value-type="float" office:value="24.1271" calcext:value-type="float">
            <text:p>24.1271</text:p>
          </table:table-cell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106.353" calcext:value-type="float">
            <text:p>106.353</text:p>
          </table:table-cell>
          <table:table-cell office:value-type="float" office:value="31.917" calcext:value-type="float">
            <text:p>31.917</text:p>
          </table:table-cell>
          <table:table-cell office:value-type="float" office:value="35.1154" calcext:value-type="float">
            <text:p>35.1154</text:p>
          </table:table-cell>
          <table:table-cell office:value-type="float" office:value="24.9471" calcext:value-type="float">
            <text:p>24.9471</text:p>
          </table:table-cell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106.4874" calcext:value-type="float">
            <text:p>106.4874</text:p>
          </table:table-cell>
          <table:table-cell office:value-type="float" office:value="32.189" calcext:value-type="float">
            <text:p>32.189</text:p>
          </table:table-cell>
          <table:table-cell office:value-type="float" office:value="36.732" calcext:value-type="float">
            <text:p>36.732</text:p>
          </table:table-cell>
          <table:table-cell office:value-type="float" office:value="26.4698" calcext:value-type="float">
            <text:p>26.4698</text:p>
          </table:table-cell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111.1683" calcext:value-type="float">
            <text:p>111.1683</text:p>
          </table:table-cell>
          <table:table-cell office:value-type="float" office:value="32.0742" calcext:value-type="float">
            <text:p>32.0742</text:p>
          </table:table-cell>
          <table:table-cell office:value-type="float" office:value="37.887" calcext:value-type="float">
            <text:p>37.887</text:p>
          </table:table-cell>
          <table:table-cell office:value-type="float" office:value="28.0975" calcext:value-type="float">
            <text:p>28.0975</text:p>
          </table:table-cell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115.9875" calcext:value-type="float">
            <text:p>115.9875</text:p>
          </table:table-cell>
          <table:table-cell office:value-type="float" office:value="32.8972" calcext:value-type="float">
            <text:p>32.8972</text:p>
          </table:table-cell>
          <table:table-cell office:value-type="float" office:value="39.4678" calcext:value-type="float">
            <text:p>39.4678</text:p>
          </table:table-cell>
          <table:table-cell office:value-type="float" office:value="28.9378" calcext:value-type="float">
            <text:p>28.9378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124.2323" calcext:value-type="float">
            <text:p>124.2323</text:p>
          </table:table-cell>
          <table:table-cell office:value-type="float" office:value="32.9754" calcext:value-type="float">
            <text:p>32.9754</text:p>
          </table:table-cell>
          <table:table-cell office:value-type="float" office:value="40.2251" calcext:value-type="float">
            <text:p>40.2251</text:p>
          </table:table-cell>
          <table:table-cell office:value-type="float" office:value="30.4147" calcext:value-type="float">
            <text:p>30.4147</text:p>
          </table:table-cell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126.8563" calcext:value-type="float">
            <text:p>126.8563</text:p>
          </table:table-cell>
          <table:table-cell office:value-type="float" office:value="32.8699" calcext:value-type="float">
            <text:p>32.8699</text:p>
          </table:table-cell>
          <table:table-cell office:value-type="float" office:value="42.2905" calcext:value-type="float">
            <text:p>42.2905</text:p>
          </table:table-cell>
          <table:table-cell office:value-type="float" office:value="31.4134" calcext:value-type="float">
            <text:p>31.4134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134.4947" calcext:value-type="float">
            <text:p>134.4947</text:p>
          </table:table-cell>
          <table:table-cell office:value-type="float" office:value="32.6571" calcext:value-type="float">
            <text:p>32.6571</text:p>
          </table:table-cell>
          <table:table-cell office:value-type="float" office:value="44.1546" calcext:value-type="float">
            <text:p>44.1546</text:p>
          </table:table-cell>
          <table:table-cell office:value-type="float" office:value="32.7244" calcext:value-type="float">
            <text:p>32.7244</text:p>
          </table:table-cell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131.3169" calcext:value-type="float">
            <text:p>131.3169</text:p>
          </table:table-cell>
          <table:table-cell office:value-type="float" office:value="33.2015" calcext:value-type="float">
            <text:p>33.2015</text:p>
          </table:table-cell>
          <table:table-cell office:value-type="float" office:value="46.2968" calcext:value-type="float">
            <text:p>46.2968</text:p>
          </table:table-cell>
          <table:table-cell office:value-type="float" office:value="34.1421" calcext:value-type="float">
            <text:p>34.1421</text:p>
          </table:table-cell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127.1918" calcext:value-type="float">
            <text:p>127.1918</text:p>
          </table:table-cell>
          <table:table-cell office:value-type="float" office:value="33.2318" calcext:value-type="float">
            <text:p>33.2318</text:p>
          </table:table-cell>
          <table:table-cell office:value-type="float" office:value="46.0986" calcext:value-type="float">
            <text:p>46.0986</text:p>
          </table:table-cell>
          <table:table-cell office:value-type="float" office:value="35.7721" calcext:value-type="float">
            <text:p>35.7721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131.7856" calcext:value-type="float">
            <text:p>131.7856</text:p>
          </table:table-cell>
          <table:table-cell office:value-type="float" office:value="33.1381" calcext:value-type="float">
            <text:p>33.1381</text:p>
          </table:table-cell>
          <table:table-cell office:value-type="float" office:value="47.77" calcext:value-type="float">
            <text:p>47.77</text:p>
          </table:table-cell>
          <table:table-cell office:value-type="float" office:value="36.8494" calcext:value-type="float">
            <text:p>36.8494</text:p>
          </table:table-cell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133.8631" calcext:value-type="float">
            <text:p>133.8631</text:p>
          </table:table-cell>
          <table:table-cell office:value-type="float" office:value="32.6875" calcext:value-type="float">
            <text:p>32.6875</text:p>
          </table:table-cell>
          <table:table-cell office:value-type="float" office:value="49.5811" calcext:value-type="float">
            <text:p>49.5811</text:p>
          </table:table-cell>
          <table:table-cell office:value-type="float" office:value="37.607" calcext:value-type="float">
            <text:p>37.607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132.0292" calcext:value-type="float">
            <text:p>132.0292</text:p>
          </table:table-cell>
          <table:table-cell office:value-type="float" office:value="31.644" calcext:value-type="float">
            <text:p>31.644</text:p>
          </table:table-cell>
          <table:table-cell office:value-type="float" office:value="49.8565" calcext:value-type="float">
            <text:p>49.8565</text:p>
          </table:table-cell>
          <table:table-cell office:value-type="float" office:value="38.6961" calcext:value-type="float">
            <text:p>38.6961</text:p>
          </table:table-cell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129.1691" calcext:value-type="float">
            <text:p>129.1691</text:p>
          </table:table-cell>
          <table:table-cell office:value-type="float" office:value="31.3907" calcext:value-type="float">
            <text:p>31.3907</text:p>
          </table:table-cell>
          <table:table-cell office:value-type="float" office:value="49.177" calcext:value-type="float">
            <text:p>49.177</text:p>
          </table:table-cell>
          <table:table-cell office:value-type="float" office:value="39.2765" calcext:value-type="float">
            <text:p>39.2765</text:p>
          </table:table-cell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130.9262" calcext:value-type="float">
            <text:p>130.9262</text:p>
          </table:table-cell>
          <table:table-cell office:value-type="float" office:value="30.9172" calcext:value-type="float">
            <text:p>30.9172</text:p>
          </table:table-cell>
          <table:table-cell office:value-type="float" office:value="50.4975" calcext:value-type="float">
            <text:p>50.4975</text:p>
          </table:table-cell>
          <table:table-cell office:value-type="float" office:value="39.6193" calcext:value-type="float">
            <text:p>39.6193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132.5725" calcext:value-type="float">
            <text:p>132.5725</text:p>
          </table:table-cell>
          <table:table-cell office:value-type="float" office:value="30.5502" calcext:value-type="float">
            <text:p>30.5502</text:p>
          </table:table-cell>
          <table:table-cell office:value-type="float" office:value="50.4344" calcext:value-type="float">
            <text:p>50.4344</text:p>
          </table:table-cell>
          <table:table-cell office:value-type="float" office:value="40.259" calcext:value-type="float">
            <text:p>40.259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133.6159" calcext:value-type="float">
            <text:p>133.6159</text:p>
          </table:table-cell>
          <table:table-cell office:value-type="float" office:value="29.4924" calcext:value-type="float">
            <text:p>29.4924</text:p>
          </table:table-cell>
          <table:table-cell office:value-type="float" office:value="51.1934" calcext:value-type="float">
            <text:p>51.1934</text:p>
          </table:table-cell>
          <table:table-cell office:value-type="float" office:value="40.4123" calcext:value-type="float">
            <text:p>40.4123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137.914" calcext:value-type="float">
            <text:p>137.914</text:p>
          </table:table-cell>
          <table:table-cell office:value-type="float" office:value="28.2149" calcext:value-type="float">
            <text:p>28.2149</text:p>
          </table:table-cell>
          <table:table-cell office:value-type="float" office:value="52.5926" calcext:value-type="float">
            <text:p>52.5926</text:p>
          </table:table-cell>
          <table:table-cell office:value-type="float" office:value="40.8152" calcext:value-type="float">
            <text:p>40.8152</text:p>
          </table:table-cell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141.3195" calcext:value-type="float">
            <text:p>141.3195</text:p>
          </table:table-cell>
          <table:table-cell office:value-type="float" office:value="27.5403" calcext:value-type="float">
            <text:p>27.5403</text:p>
          </table:table-cell>
          <table:table-cell office:value-type="float" office:value="52.9494" calcext:value-type="float">
            <text:p>52.9494</text:p>
          </table:table-cell>
          <table:table-cell office:value-type="float" office:value="40.977" calcext:value-type="float">
            <text:p>40.977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141.3562" calcext:value-type="float">
            <text:p>141.3562</text:p>
          </table:table-cell>
          <table:table-cell office:value-type="float" office:value="26.6068" calcext:value-type="float">
            <text:p>26.6068</text:p>
          </table:table-cell>
          <table:table-cell office:value-type="float" office:value="52.4679" calcext:value-type="float">
            <text:p>52.4679</text:p>
          </table:table-cell>
          <table:table-cell office:value-type="float" office:value="40.15" calcext:value-type="float">
            <text:p>40.15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36.351" calcext:value-type="float">
            <text:p>136.351</text:p>
          </table:table-cell>
          <table:table-cell office:value-type="float" office:value="26.6398" calcext:value-type="float">
            <text:p>26.6398</text:p>
          </table:table-cell>
          <table:table-cell office:value-type="float" office:value="51.2091" calcext:value-type="float">
            <text:p>51.2091</text:p>
          </table:table-cell>
          <table:table-cell office:value-type="float" office:value="41.1189" calcext:value-type="float">
            <text:p>41.1189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138.6333" calcext:value-type="float">
            <text:p>138.6333</text:p>
          </table:table-cell>
          <table:table-cell office:value-type="float" office:value="25.9953" calcext:value-type="float">
            <text:p>25.9953</text:p>
          </table:table-cell>
          <table:table-cell office:value-type="float" office:value="51.6403" calcext:value-type="float">
            <text:p>51.6403</text:p>
          </table:table-cell>
          <table:table-cell office:value-type="float" office:value="40.9967" calcext:value-type="float">
            <text:p>40.9967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135.5502" calcext:value-type="float">
            <text:p>135.5502</text:p>
          </table:table-cell>
          <table:table-cell office:value-type="float" office:value="25.5899" calcext:value-type="float">
            <text:p>25.5899</text:p>
          </table:table-cell>
          <table:table-cell office:value-type="float" office:value="52.4401" calcext:value-type="float">
            <text:p>52.4401</text:p>
          </table:table-cell>
          <table:table-cell office:value-type="float" office:value="41.5583" calcext:value-type="float">
            <text:p>41.5583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126.6725" calcext:value-type="float">
            <text:p>126.6725</text:p>
          </table:table-cell>
          <table:table-cell office:value-type="float" office:value="25.2284" calcext:value-type="float">
            <text:p>25.2284</text:p>
          </table:table-cell>
          <table:table-cell office:value-type="float" office:value="52.9453" calcext:value-type="float">
            <text:p>52.9453</text:p>
          </table:table-cell>
          <table:table-cell office:value-type="float" office:value="41.2387" calcext:value-type="float">
            <text:p>41.2387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127.683" calcext:value-type="float">
            <text:p>127.683</text:p>
          </table:table-cell>
          <table:table-cell office:value-type="float" office:value="24.4454" calcext:value-type="float">
            <text:p>24.4454</text:p>
          </table:table-cell>
          <table:table-cell office:value-type="float" office:value="51.8414" calcext:value-type="float">
            <text:p>51.8414</text:p>
          </table:table-cell>
          <table:table-cell office:value-type="float" office:value="40.8988" calcext:value-type="float">
            <text:p>40.8988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126.0302" calcext:value-type="float">
            <text:p>126.0302</text:p>
          </table:table-cell>
          <table:table-cell office:value-type="float" office:value="24.086" calcext:value-type="float">
            <text:p>24.086</text:p>
          </table:table-cell>
          <table:table-cell office:value-type="float" office:value="53.4674" calcext:value-type="float">
            <text:p>53.4674</text:p>
          </table:table-cell>
          <table:table-cell office:value-type="float" office:value="40.6324" calcext:value-type="float">
            <text:p>40.6324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125.6478" calcext:value-type="float">
            <text:p>125.6478</text:p>
          </table:table-cell>
          <table:table-cell office:value-type="float" office:value="23.5031" calcext:value-type="float">
            <text:p>23.5031</text:p>
          </table:table-cell>
          <table:table-cell office:value-type="float" office:value="53.078" calcext:value-type="float">
            <text:p>53.078</text:p>
          </table:table-cell>
          <table:table-cell office:value-type="float" office:value="40.1755" calcext:value-type="float">
            <text:p>40.1755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27.4623" calcext:value-type="float">
            <text:p>127.4623</text:p>
          </table:table-cell>
          <table:table-cell office:value-type="float" office:value="22.8973" calcext:value-type="float">
            <text:p>22.8973</text:p>
          </table:table-cell>
          <table:table-cell office:value-type="float" office:value="53.0116" calcext:value-type="float">
            <text:p>53.0116</text:p>
          </table:table-cell>
          <table:table-cell office:value-type="float" office:value="39.9972" calcext:value-type="float">
            <text:p>39.9972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27.7137" calcext:value-type="float">
            <text:p>127.7137</text:p>
          </table:table-cell>
          <table:table-cell office:value-type="float" office:value="22.4914" calcext:value-type="float">
            <text:p>22.4914</text:p>
          </table:table-cell>
          <table:table-cell office:value-type="float" office:value="51.2376" calcext:value-type="float">
            <text:p>51.2376</text:p>
          </table:table-cell>
          <table:table-cell office:value-type="float" office:value="39.0122" calcext:value-type="float">
            <text:p>39.0122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30.0917" calcext:value-type="float">
            <text:p>130.0917</text:p>
          </table:table-cell>
          <table:table-cell office:value-type="float" office:value="22.206" calcext:value-type="float">
            <text:p>22.206</text:p>
          </table:table-cell>
          <table:table-cell office:value-type="float" office:value="51.2462" calcext:value-type="float">
            <text:p>51.2462</text:p>
          </table:table-cell>
          <table:table-cell office:value-type="float" office:value="38.5554" calcext:value-type="float">
            <text:p>38.5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9:54:09.478000000</meta:creation-date>
    <dc:date>2018-10-31T20:45:02.142000000</dc:date>
    <meta:editing-duration>PT10M20S</meta:editing-duration>
    <meta:editing-cycles>3</meta:editing-cycles>
    <meta:generator>LibreOffice/6.0.5.2$Windows_X86_64 LibreOffice_project/54c8cbb85f300ac59db32fe8a675ff7683cd5a16</meta:generator>
    <meta:document-statistic meta:table-count="3" meta:cell-count="6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49cm" svg:y="3.952cm" style:legend-expansion="high" chart:style-name="ch2"/>
        <chart:plot-area chart:style-name="ch3" table:cell-range-address="L5C4.B1:L5C4.B13 L5C4.D1:L5C4.D13" chart:data-source-has-labels="row" svg:x="0.32cm" svg:y="0.18cm" svg:width="10.709cm" svg:height="8.64cm">
          <chartooo:coordinate-region svg:x="0.941cm" svg:y="0.379cm" svg:width="9.9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5C4.D2:L5C4.D13" chart:label-cell-address="L5C4.D1:L5C4.D1" chart:class="chart:scatter">
            <chart:domain table:cell-range-address="L5C4.B2:L5C4.B13"/>
            <chart:regression-curve chart:style-name="ch7">
              <chart:equation chart:display-equation="false" chart:display-r-square="true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tic Weight</text:p>
                <draw:g>
                  <svg:desc>L5C4.D1:L5C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L5C4.B2:L5C4.B13</svg:desc>
                </draw:g>
              </table:table-cell>
              <table:table-cell office:value-type="float" office:value="27.9">
                <text:p>27.9</text:p>
                <draw:g>
                  <svg:desc>L5C4.D2:L5C4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9">
                <text:p>29.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5">
                <text:p>39.5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1">
                <text:p>45.1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6">
                <text:p>32.6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1">
                <text:p>25.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6">
                <text:p>35.6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2">
                <text:p>40.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2">
                <text:p>36.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4">
                <text:p>47.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5">
                <text:p>35.5</text:p>
              </table:table-cell>
              <table:table-cell office:value-type="float" office:value="37.2">
                <text:p>3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514cm" svg:height="11.833cm" xlink:href=".." xlink:type="simple" chart:class="chart:scatter" chart:style-name="ch1">
        <chart:legend chart:legend-position="end" svg:x="17.186cm" svg:y="5.368cm" style:legend-expansion="high" chart:style-name="ch2"/>
        <chart:plot-area chart:style-name="ch3" table:cell-range-address="L5Exam2A.B1:L5Exam2A.B40 L5Exam2A.D1:L5Exam2A.D40" chart:data-source-has-labels="row" svg:x="4.333cm" svg:y="0.21cm" svg:width="16.365cm" svg:height="11.359cm">
          <chartooo:coordinate-region svg:x="4.954cm" svg:y="0.409cm" svg:width="15.557cm" svg:height="10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5Exam2A.D2:L5Exam2A.D40" chart:label-cell-address="L5Exam2A.D1:L5Exam2A.D1" chart:class="chart:scatter">
            <chart:domain table:cell-range-address="L5Exam2A.B2:L5Exam2A.B40"/>
            <chart:regression-curve chart:style-name="ch7">
              <chart:equation chart:display-equation="false" chart:display-r-square="true"/>
            </chart:regression-curve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DP</text:p>
                <draw:g>
                  <svg:desc>L5Exam2A.D1:L5Exam2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">
                <text:p>0.65</text:p>
                <draw:g>
                  <svg:desc>L5Exam2A.B2:L5Exam2A.B40</svg:desc>
                </draw:g>
              </table:table-cell>
              <table:table-cell office:value-type="float" office:value="6.09">
                <text:p>6.09</text:p>
                <draw:g>
                  <svg:desc>L5Exam2A.D2:L5Exam2A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8">
                <text:p>10.08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14">
                <text:p>37.14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7">
                <text:p>38.7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04">
                <text:p>31.04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6">
                <text:p>4.66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66">
                <text:p>46.66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14">
                <text:p>20.14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7">
                <text:p>2.5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95">
                <text:p>42.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3">
                <text:p>0.9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03">
                <text:p>43.03</text:p>
              </table:table-cell>
              <table:table-cell office:value-type="float" office:value="24.43">
                <text:p>24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38">
                <text:p>26.38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36">
                <text:p>37.36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21">
                <text:p>13.21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">
                <text:p>0.68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6">
                <text:p>1.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31">
                <text:p>23.31</text:p>
              </table:table-cell>
              <table:table-cell office:value-type="float" office:value="32.41">
                <text:p>32.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66">
                <text:p>27.66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.42">
                <text:p>38.42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31">
                <text:p>27.3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62">
                <text:p>3.62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.05">
                <text:p>49.05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12">
                <text:p>46.12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.38">
                <text:p>46.38</text:p>
              </table:table-cell>
              <table:table-cell office:value-type="float" office:value="29.62">
                <text:p>29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">
                <text:p>0.34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6">
                <text:p>2.56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3">
                <text:p>2.9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4">
                <text:p>1.34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49">
                <text:p>6.49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27">
                <text:p>18.27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.63">
                <text:p>51.63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.7">
                <text:p>30.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04">
                <text:p>6.04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.96">
                <text:p>32.96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15">
                <text:p>50.15</text:p>
              </table:table-cell>
              <table:table-cell office:value-type="float" office:value="34.32">
                <text:p>34.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4">
                <text:p>1.24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">
                <text:p>0.09</text:p>
              </table:table-cell>
              <table:table-cell office:value-type="float" office:value="0.79">
                <text:p>0.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61cm" svg:height="15.008cm" xlink:href=".." xlink:type="simple" chart:class="chart:scatter" chart:style-name="ch1">
        <chart:legend chart:legend-position="end" svg:x="14.813cm" svg:y="6.458cm" style:legend-expansion="high" chart:style-name="ch2"/>
        <chart:plot-area chart:style-name="ch3" table:cell-range-address="L5Exam2B.A1:L5Exam2B.E36" chart:data-source-has-labels="row" svg:x="0.421cm" svg:y="0.353cm" svg:width="13.982cm" svg:height="14.408cm">
          <chartooo:coordinate-region svg:x="1.228cm" svg:y="0.552cm" svg:width="12.803cm" svg:height="13.5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5Exam2B.B2:L5Exam2B.B36" chart:label-cell-address="L5Exam2B.B1:L5Exam2B.B1" chart:class="chart:scatter">
            <chart:domain table:cell-range-address="L5Exam2B.A2:L5Exam2B.A36"/>
            <chart:data-point chart:repeated="35"/>
          </chart:series>
          <chart:series chart:style-name="ch7" chart:values-cell-range-address="L5Exam2B.C2:L5Exam2B.C36" chart:label-cell-address="L5Exam2B.C1:L5Exam2B.C1" chart:class="chart:scatter">
            <chart:data-point chart:repeated="35"/>
          </chart:series>
          <chart:series chart:style-name="ch8" chart:values-cell-range-address="L5Exam2B.D2:L5Exam2B.D36" chart:label-cell-address="L5Exam2B.D1:L5Exam2B.D1" chart:class="chart:scatter">
            <chart:data-point chart:repeated="35"/>
          </chart:series>
          <chart:series chart:style-name="ch9" chart:values-cell-range-address="L5Exam2B.E2:L5Exam2B.E36" chart:label-cell-address="L5Exam2B.E1:L5Exam2B.E1" chart:class="chart:scatter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reast Cancer Incidence Rate</text:p>
                <draw:g>
                  <svg:desc>L5Exam2B.B1:L5Exam2B.B1</svg:desc>
                </draw:g>
              </table:table-cell>
              <table:table-cell office:value-type="string">
                <text:p>Breast Cancer Mortality Rate</text:p>
                <draw:g>
                  <svg:desc>L5Exam2B.C1:L5Exam2B.C1</svg:desc>
                </draw:g>
              </table:table-cell>
              <table:table-cell office:value-type="string">
                <text:p>Lung Cancer Incidence Rate</text:p>
                <draw:g>
                  <svg:desc>L5Exam2B.D1:L5Exam2B.D1</svg:desc>
                </draw:g>
              </table:table-cell>
              <table:table-cell office:value-type="string">
                <text:p>Lung Cancer Mortality Rate</text:p>
                <draw:g>
                  <svg:desc>L5Exam2B.E1:L5Exam2B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5">
                <text:p>1975</text:p>
                <draw:g>
                  <svg:desc>L5Exam2B.A2:L5Exam2B.A36</svg:desc>
                </draw:g>
              </table:table-cell>
              <table:table-cell office:value-type="float" office:value="105.0784">
                <text:p>105.0784</text:p>
                <draw:g>
                  <svg:desc>L5Exam2B.B2:L5Exam2B.B36</svg:desc>
                </draw:g>
              </table:table-cell>
              <table:table-cell office:value-type="float" office:value="31.4483">
                <text:p>31.4483</text:p>
                <draw:g>
                  <svg:desc>L5Exam2B.C2:L5Exam2B.C36</svg:desc>
                </draw:g>
              </table:table-cell>
              <table:table-cell office:value-type="float" office:value="24.5343">
                <text:p>24.5343</text:p>
                <draw:g>
                  <svg:desc>L5Exam2B.D2:L5Exam2B.D36</svg:desc>
                </draw:g>
              </table:table-cell>
              <table:table-cell office:value-type="float" office:value="17.5632">
                <text:p>17.5632</text:p>
                <draw:g>
                  <svg:desc>L5Exam2B.E2:L5Exam2B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6">
                <text:p>1976</text:p>
              </table:table-cell>
              <table:table-cell office:value-type="float" office:value="101.9046">
                <text:p>101.9046</text:p>
              </table:table-cell>
              <table:table-cell office:value-type="float" office:value="31.804">
                <text:p>31.804</text:p>
              </table:table-cell>
              <table:table-cell office:value-type="float" office:value="27.3114">
                <text:p>27.3114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7">
                <text:p>1977</text:p>
              </table:table-cell>
              <table:table-cell office:value-type="float" office:value="100.8312">
                <text:p>100.8312</text:p>
              </table:table-cell>
              <table:table-cell office:value-type="float" office:value="32.4813">
                <text:p>32.4813</text:p>
              </table:table-cell>
              <table:table-cell office:value-type="float" office:value="28.3179">
                <text:p>28.3179</text:p>
              </table:table-cell>
              <table:table-cell office:value-type="float" office:value="20.0113">
                <text:p>20.0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8">
                <text:p>1978</text:p>
              </table:table-cell>
              <table:table-cell office:value-type="float" office:value="100.6413">
                <text:p>100.6413</text:p>
              </table:table-cell>
              <table:table-cell office:value-type="float" office:value="31.7345">
                <text:p>31.7345</text:p>
              </table:table-cell>
              <table:table-cell office:value-type="float" office:value="29.6526">
                <text:p>29.6526</text:p>
              </table:table-cell>
              <table:table-cell office:value-type="float" office:value="21.4004">
                <text:p>21.4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9">
                <text:p>1979</text:p>
              </table:table-cell>
              <table:table-cell office:value-type="float" office:value="102.1457">
                <text:p>102.1457</text:p>
              </table:table-cell>
              <table:table-cell office:value-type="float" office:value="31.2139">
                <text:p>31.2139</text:p>
              </table:table-cell>
              <table:table-cell office:value-type="float" office:value="31.59">
                <text:p>31.59</text:p>
              </table:table-cell>
              <table:table-cell office:value-type="float" office:value="22.3199">
                <text:p>22.31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0">
                <text:p>1980</text:p>
              </table:table-cell>
              <table:table-cell office:value-type="float" office:value="102.2598">
                <text:p>102.2598</text:p>
              </table:table-cell>
              <table:table-cell office:value-type="float" office:value="31.6848">
                <text:p>31.6848</text:p>
              </table:table-cell>
              <table:table-cell office:value-type="float" office:value="32.2185">
                <text:p>32.2185</text:p>
              </table:table-cell>
              <table:table-cell office:value-type="float" office:value="24.1271">
                <text:p>24.1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1">
                <text:p>1981</text:p>
              </table:table-cell>
              <table:table-cell office:value-type="float" office:value="106.353">
                <text:p>106.353</text:p>
              </table:table-cell>
              <table:table-cell office:value-type="float" office:value="31.917">
                <text:p>31.917</text:p>
              </table:table-cell>
              <table:table-cell office:value-type="float" office:value="35.1154">
                <text:p>35.1154</text:p>
              </table:table-cell>
              <table:table-cell office:value-type="float" office:value="24.9471">
                <text:p>24.9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2">
                <text:p>1982</text:p>
              </table:table-cell>
              <table:table-cell office:value-type="float" office:value="106.4874">
                <text:p>106.4874</text:p>
              </table:table-cell>
              <table:table-cell office:value-type="float" office:value="32.189">
                <text:p>32.189</text:p>
              </table:table-cell>
              <table:table-cell office:value-type="float" office:value="36.732">
                <text:p>36.732</text:p>
              </table:table-cell>
              <table:table-cell office:value-type="float" office:value="26.4698">
                <text:p>26.4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3">
                <text:p>1983</text:p>
              </table:table-cell>
              <table:table-cell office:value-type="float" office:value="111.1683">
                <text:p>111.1683</text:p>
              </table:table-cell>
              <table:table-cell office:value-type="float" office:value="32.0742">
                <text:p>32.0742</text:p>
              </table:table-cell>
              <table:table-cell office:value-type="float" office:value="37.887">
                <text:p>37.887</text:p>
              </table:table-cell>
              <table:table-cell office:value-type="float" office:value="28.0975">
                <text:p>28.0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4">
                <text:p>1984</text:p>
              </table:table-cell>
              <table:table-cell office:value-type="float" office:value="115.9875">
                <text:p>115.9875</text:p>
              </table:table-cell>
              <table:table-cell office:value-type="float" office:value="32.8972">
                <text:p>32.8972</text:p>
              </table:table-cell>
              <table:table-cell office:value-type="float" office:value="39.4678">
                <text:p>39.4678</text:p>
              </table:table-cell>
              <table:table-cell office:value-type="float" office:value="28.9378">
                <text:p>28.9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5">
                <text:p>1985</text:p>
              </table:table-cell>
              <table:table-cell office:value-type="float" office:value="124.2323">
                <text:p>124.2323</text:p>
              </table:table-cell>
              <table:table-cell office:value-type="float" office:value="32.9754">
                <text:p>32.9754</text:p>
              </table:table-cell>
              <table:table-cell office:value-type="float" office:value="40.2251">
                <text:p>40.2251</text:p>
              </table:table-cell>
              <table:table-cell office:value-type="float" office:value="30.4147">
                <text:p>30.4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6">
                <text:p>1986</text:p>
              </table:table-cell>
              <table:table-cell office:value-type="float" office:value="126.8563">
                <text:p>126.8563</text:p>
              </table:table-cell>
              <table:table-cell office:value-type="float" office:value="32.8699">
                <text:p>32.8699</text:p>
              </table:table-cell>
              <table:table-cell office:value-type="float" office:value="42.2905">
                <text:p>42.2905</text:p>
              </table:table-cell>
              <table:table-cell office:value-type="float" office:value="31.4134">
                <text:p>31.4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7">
                <text:p>1987</text:p>
              </table:table-cell>
              <table:table-cell office:value-type="float" office:value="134.4947">
                <text:p>134.4947</text:p>
              </table:table-cell>
              <table:table-cell office:value-type="float" office:value="32.6571">
                <text:p>32.6571</text:p>
              </table:table-cell>
              <table:table-cell office:value-type="float" office:value="44.1546">
                <text:p>44.1546</text:p>
              </table:table-cell>
              <table:table-cell office:value-type="float" office:value="32.7244">
                <text:p>32.7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8">
                <text:p>1988</text:p>
              </table:table-cell>
              <table:table-cell office:value-type="float" office:value="131.3169">
                <text:p>131.3169</text:p>
              </table:table-cell>
              <table:table-cell office:value-type="float" office:value="33.2015">
                <text:p>33.2015</text:p>
              </table:table-cell>
              <table:table-cell office:value-type="float" office:value="46.2968">
                <text:p>46.2968</text:p>
              </table:table-cell>
              <table:table-cell office:value-type="float" office:value="34.1421">
                <text:p>34.1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9">
                <text:p>1989</text:p>
              </table:table-cell>
              <table:table-cell office:value-type="float" office:value="127.1918">
                <text:p>127.1918</text:p>
              </table:table-cell>
              <table:table-cell office:value-type="float" office:value="33.2318">
                <text:p>33.2318</text:p>
              </table:table-cell>
              <table:table-cell office:value-type="float" office:value="46.0986">
                <text:p>46.0986</text:p>
              </table:table-cell>
              <table:table-cell office:value-type="float" office:value="35.7721">
                <text:p>35.7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0">
                <text:p>1990</text:p>
              </table:table-cell>
              <table:table-cell office:value-type="float" office:value="131.7856">
                <text:p>131.7856</text:p>
              </table:table-cell>
              <table:table-cell office:value-type="float" office:value="33.1381">
                <text:p>33.1381</text:p>
              </table:table-cell>
              <table:table-cell office:value-type="float" office:value="47.77">
                <text:p>47.77</text:p>
              </table:table-cell>
              <table:table-cell office:value-type="float" office:value="36.8494">
                <text:p>36.8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1">
                <text:p>1991</text:p>
              </table:table-cell>
              <table:table-cell office:value-type="float" office:value="133.8631">
                <text:p>133.8631</text:p>
              </table:table-cell>
              <table:table-cell office:value-type="float" office:value="32.6875">
                <text:p>32.6875</text:p>
              </table:table-cell>
              <table:table-cell office:value-type="float" office:value="49.5811">
                <text:p>49.5811</text:p>
              </table:table-cell>
              <table:table-cell office:value-type="float" office:value="37.607">
                <text:p>37.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2">
                <text:p>1992</text:p>
              </table:table-cell>
              <table:table-cell office:value-type="float" office:value="132.0292">
                <text:p>132.0292</text:p>
              </table:table-cell>
              <table:table-cell office:value-type="float" office:value="31.644">
                <text:p>31.644</text:p>
              </table:table-cell>
              <table:table-cell office:value-type="float" office:value="49.8565">
                <text:p>49.8565</text:p>
              </table:table-cell>
              <table:table-cell office:value-type="float" office:value="38.6961">
                <text:p>38.69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3">
                <text:p>1993</text:p>
              </table:table-cell>
              <table:table-cell office:value-type="float" office:value="129.1691">
                <text:p>129.1691</text:p>
              </table:table-cell>
              <table:table-cell office:value-type="float" office:value="31.3907">
                <text:p>31.3907</text:p>
              </table:table-cell>
              <table:table-cell office:value-type="float" office:value="49.177">
                <text:p>49.177</text:p>
              </table:table-cell>
              <table:table-cell office:value-type="float" office:value="39.2765">
                <text:p>39.27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4">
                <text:p>1994</text:p>
              </table:table-cell>
              <table:table-cell office:value-type="float" office:value="130.9262">
                <text:p>130.9262</text:p>
              </table:table-cell>
              <table:table-cell office:value-type="float" office:value="30.9172">
                <text:p>30.9172</text:p>
              </table:table-cell>
              <table:table-cell office:value-type="float" office:value="50.4975">
                <text:p>50.4975</text:p>
              </table:table-cell>
              <table:table-cell office:value-type="float" office:value="39.6193">
                <text:p>39.61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5">
                <text:p>1995</text:p>
              </table:table-cell>
              <table:table-cell office:value-type="float" office:value="132.5725">
                <text:p>132.5725</text:p>
              </table:table-cell>
              <table:table-cell office:value-type="float" office:value="30.5502">
                <text:p>30.5502</text:p>
              </table:table-cell>
              <table:table-cell office:value-type="float" office:value="50.4344">
                <text:p>50.4344</text:p>
              </table:table-cell>
              <table:table-cell office:value-type="float" office:value="40.259">
                <text:p>40.2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6">
                <text:p>1996</text:p>
              </table:table-cell>
              <table:table-cell office:value-type="float" office:value="133.6159">
                <text:p>133.6159</text:p>
              </table:table-cell>
              <table:table-cell office:value-type="float" office:value="29.4924">
                <text:p>29.4924</text:p>
              </table:table-cell>
              <table:table-cell office:value-type="float" office:value="51.1934">
                <text:p>51.1934</text:p>
              </table:table-cell>
              <table:table-cell office:value-type="float" office:value="40.4123">
                <text:p>40.4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7">
                <text:p>1997</text:p>
              </table:table-cell>
              <table:table-cell office:value-type="float" office:value="137.914">
                <text:p>137.914</text:p>
              </table:table-cell>
              <table:table-cell office:value-type="float" office:value="28.2149">
                <text:p>28.2149</text:p>
              </table:table-cell>
              <table:table-cell office:value-type="float" office:value="52.5926">
                <text:p>52.5926</text:p>
              </table:table-cell>
              <table:table-cell office:value-type="float" office:value="40.8152">
                <text:p>40.8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8">
                <text:p>1998</text:p>
              </table:table-cell>
              <table:table-cell office:value-type="float" office:value="141.3195">
                <text:p>141.3195</text:p>
              </table:table-cell>
              <table:table-cell office:value-type="float" office:value="27.5403">
                <text:p>27.5403</text:p>
              </table:table-cell>
              <table:table-cell office:value-type="float" office:value="52.9494">
                <text:p>52.9494</text:p>
              </table:table-cell>
              <table:table-cell office:value-type="float" office:value="40.977">
                <text:p>40.9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9">
                <text:p>1999</text:p>
              </table:table-cell>
              <table:table-cell office:value-type="float" office:value="141.3562">
                <text:p>141.3562</text:p>
              </table:table-cell>
              <table:table-cell office:value-type="float" office:value="26.6068">
                <text:p>26.6068</text:p>
              </table:table-cell>
              <table:table-cell office:value-type="float" office:value="52.4679">
                <text:p>52.4679</text:p>
              </table:table-cell>
              <table:table-cell office:value-type="float" office:value="40.15">
                <text:p>40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136.351">
                <text:p>136.351</text:p>
              </table:table-cell>
              <table:table-cell office:value-type="float" office:value="26.6398">
                <text:p>26.6398</text:p>
              </table:table-cell>
              <table:table-cell office:value-type="float" office:value="51.2091">
                <text:p>51.2091</text:p>
              </table:table-cell>
              <table:table-cell office:value-type="float" office:value="41.1189">
                <text:p>41.1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1">
                <text:p>2001</text:p>
              </table:table-cell>
              <table:table-cell office:value-type="float" office:value="138.6333">
                <text:p>138.6333</text:p>
              </table:table-cell>
              <table:table-cell office:value-type="float" office:value="25.9953">
                <text:p>25.9953</text:p>
              </table:table-cell>
              <table:table-cell office:value-type="float" office:value="51.6403">
                <text:p>51.6403</text:p>
              </table:table-cell>
              <table:table-cell office:value-type="float" office:value="40.9967">
                <text:p>40.9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2">
                <text:p>2002</text:p>
              </table:table-cell>
              <table:table-cell office:value-type="float" office:value="135.5502">
                <text:p>135.5502</text:p>
              </table:table-cell>
              <table:table-cell office:value-type="float" office:value="25.5899">
                <text:p>25.5899</text:p>
              </table:table-cell>
              <table:table-cell office:value-type="float" office:value="52.4401">
                <text:p>52.4401</text:p>
              </table:table-cell>
              <table:table-cell office:value-type="float" office:value="41.5583">
                <text:p>41.55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3">
                <text:p>2003</text:p>
              </table:table-cell>
              <table:table-cell office:value-type="float" office:value="126.6725">
                <text:p>126.6725</text:p>
              </table:table-cell>
              <table:table-cell office:value-type="float" office:value="25.2284">
                <text:p>25.2284</text:p>
              </table:table-cell>
              <table:table-cell office:value-type="float" office:value="52.9453">
                <text:p>52.9453</text:p>
              </table:table-cell>
              <table:table-cell office:value-type="float" office:value="41.2387">
                <text:p>41.23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4">
                <text:p>2004</text:p>
              </table:table-cell>
              <table:table-cell office:value-type="float" office:value="127.683">
                <text:p>127.683</text:p>
              </table:table-cell>
              <table:table-cell office:value-type="float" office:value="24.4454">
                <text:p>24.4454</text:p>
              </table:table-cell>
              <table:table-cell office:value-type="float" office:value="51.8414">
                <text:p>51.8414</text:p>
              </table:table-cell>
              <table:table-cell office:value-type="float" office:value="40.8988">
                <text:p>40.89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5">
                <text:p>2005</text:p>
              </table:table-cell>
              <table:table-cell office:value-type="float" office:value="126.0302">
                <text:p>126.0302</text:p>
              </table:table-cell>
              <table:table-cell office:value-type="float" office:value="24.086">
                <text:p>24.086</text:p>
              </table:table-cell>
              <table:table-cell office:value-type="float" office:value="53.4674">
                <text:p>53.4674</text:p>
              </table:table-cell>
              <table:table-cell office:value-type="float" office:value="40.6324">
                <text:p>40.6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6">
                <text:p>2006</text:p>
              </table:table-cell>
              <table:table-cell office:value-type="float" office:value="125.6478">
                <text:p>125.6478</text:p>
              </table:table-cell>
              <table:table-cell office:value-type="float" office:value="23.5031">
                <text:p>23.5031</text:p>
              </table:table-cell>
              <table:table-cell office:value-type="float" office:value="53.078">
                <text:p>53.078</text:p>
              </table:table-cell>
              <table:table-cell office:value-type="float" office:value="40.1755">
                <text:p>40.1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7">
                <text:p>2007</text:p>
              </table:table-cell>
              <table:table-cell office:value-type="float" office:value="127.4623">
                <text:p>127.4623</text:p>
              </table:table-cell>
              <table:table-cell office:value-type="float" office:value="22.8973">
                <text:p>22.8973</text:p>
              </table:table-cell>
              <table:table-cell office:value-type="float" office:value="53.0116">
                <text:p>53.0116</text:p>
              </table:table-cell>
              <table:table-cell office:value-type="float" office:value="39.9972">
                <text:p>39.9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8">
                <text:p>2008</text:p>
              </table:table-cell>
              <table:table-cell office:value-type="float" office:value="127.7137">
                <text:p>127.7137</text:p>
              </table:table-cell>
              <table:table-cell office:value-type="float" office:value="22.4914">
                <text:p>22.4914</text:p>
              </table:table-cell>
              <table:table-cell office:value-type="float" office:value="51.2376">
                <text:p>51.2376</text:p>
              </table:table-cell>
              <table:table-cell office:value-type="float" office:value="39.0122">
                <text:p>39.0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9">
                <text:p>2009</text:p>
              </table:table-cell>
              <table:table-cell office:value-type="float" office:value="130.0917">
                <text:p>130.0917</text:p>
              </table:table-cell>
              <table:table-cell office:value-type="float" office:value="22.206">
                <text:p>22.206</text:p>
              </table:table-cell>
              <table:table-cell office:value-type="float" office:value="51.2462">
                <text:p>51.2462</text:p>
              </table:table-cell>
              <table:table-cell office:value-type="float" office:value="38.5554">
                <text:p>38.55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